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number:date-style style:name="D6">
      <number:day/>
      <number:text>. </number:text>
      <number:month number:style="long" number:textual="true"/>
      <number:text> </number:text>
      <number:year number:style="long"/>
    </number:date-style>
    <style:style style:name="gr1" style:family="graphic" style:parent-style-name="standard">
      <style:graphic-properties draw:stroke="solid" svg:stroke-width="0.051cm"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584cm"/>
    </style:style>
    <style:style style:name="gr3" style:family="graphic" style:parent-style-name="standard">
      <style:graphic-properties draw:stroke="none" draw:fill="none" draw:fill-color="#ffffff" fo:min-height="0.39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5.215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3.004cm"/>
    </style:style>
    <style:style style:name="gr7" style:family="graphic" style:parent-style-name="standard">
      <style:graphic-properties draw:fill="solid" draw:fill-color="#ccffff"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fo:min-height="0cm" fo:min-width="0cm"/>
    </style:style>
    <style:style style:name="gr9" style:family="graphic" style:parent-style-name="standard">
      <style:graphic-properties draw:fill="solid" draw:fill-color="#e6e6ff" draw:textarea-horizontal-align="center" draw:textarea-vertical-align="middle"/>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937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e6e6ff" draw:textarea-horizontal-align="justify" draw:textarea-vertical-align="middle" draw:auto-grow-height="false" fo:min-height="0cm" fo:min-width="0cm"/>
    </style:style>
    <style:style style:name="gr14" style:family="graphic" style:parent-style-name="standard">
      <style:graphic-properties draw:fill="solid" draw:fill-color="#b3b3b3" draw:textarea-horizontal-align="justify" draw:textarea-vertical-align="middle" draw:auto-grow-height="false" fo:min-height="0cm" fo:min-width="0cm"/>
    </style:style>
    <style:style style:name="gr15" style:family="graphic" style:parent-style-name="standard">
      <style:graphic-properties draw:fill="solid" draw:fill-color="#b3b3b3" draw:textarea-horizontal-align="justify" draw:textarea-vertical-align="middle" draw:auto-grow-height="false" fo:min-height="0cm" fo:min-width="0cm"/>
    </style:style>
    <style:style style:name="gr16" style:family="graphic" style:parent-style-name="standard">
      <style:graphic-properties draw:fill="solid" draw:fill-color="#e6e6ff" draw:textarea-horizontal-align="center" draw:textarea-vertical-align="middle"/>
    </style:style>
    <style:style style:name="gr17" style:family="graphic" style:parent-style-name="standard">
      <style:graphic-properties draw:marker-end="" draw:textarea-horizontal-align="center" draw:textarea-vertical-align="middle"/>
    </style:style>
    <style:style style:name="gr18" style:family="graphic" style:parent-style-name="standard">
      <style:graphic-properties svg:stroke-width="0.05cm" draw:marker-start-width="0.28cm" draw:marker-end="Arrow" draw:marker-end-width="0.38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textarea-vertical-align="middle" draw:auto-grow-height="false" draw:auto-grow-width="false" fo:min-height="0.319cm" fo:min-width="0cm" fo:padding-top="0.025cm" fo:padding-bottom="0.025cm"/>
    </style:style>
    <style:style style:name="gr2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false" fo:min-height="0.323cm" fo:min-width="0.937cm"/>
    </style:style>
    <style:style style:name="gr22" style:family="graphic" style:parent-style-name="standard">
      <style:graphic-properties draw:stroke="none" svg:stroke-color="#000000" draw:fill="none" draw:fill-color="#ffffff" draw:textarea-horizontal-align="left" draw:auto-grow-height="true" draw:auto-grow-width="true" fo:min-height="3.56cm" fo:min-width="0cm"/>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false" fo:min-height="1.02cm" fo:min-width="2.675cm"/>
    </style:style>
    <style:style style:name="gr24" style:family="graphic" style:parent-style-name="standard">
      <style:graphic-properties draw:fill="solid" draw:fill-color="#ccffff"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draw:textarea-horizontal-align="left" draw:textarea-vertical-align="middle" draw:auto-grow-height="true" draw:auto-grow-width="false" fo:min-height="1.247cm" fo:min-width="2.675cm"/>
    </style:style>
    <style:style style:name="gr26"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7" style:family="graphic" style:parent-style-name="standard">
      <style:graphic-properties svg:stroke-width="0.05cm" draw:marker-start-width="0.28cm" draw:marker-end="Arrow" draw:marker-end-width="0.28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b3b3b3" draw:textarea-horizontal-align="center" draw:textarea-vertical-align="middle"/>
    </style:style>
    <style:style style:name="gr29" style:family="graphic" style:parent-style-name="standard">
      <style:graphic-properties draw:stroke="none" draw:fill="none" draw:fill-color="#ffffff" fo:min-height="0.484cm"/>
    </style:style>
    <style:style style:name="gr30" style:family="graphic" style:parent-style-name="standard">
      <style:graphic-properties draw:stroke="none" svg:stroke-color="#000000" draw:fill="none" draw:fill-color="#ffffff" draw:textarea-horizontal-align="left" draw:auto-grow-height="true" draw:auto-grow-width="false" fo:min-height="1.655cm" fo:min-width="5.215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1.259cm"/>
    </style:style>
    <style:style style:name="gr32" style:family="graphic" style:parent-style-name="standard">
      <style:graphic-properties svg:stroke-width="0cm" draw:marker-start-width="0.21cm" draw:marker-end="Arrow" draw:marker-end-width="0.31cm" draw:textarea-horizontal-align="center" draw:textarea-vertical-align="middle" fo:padding-top="0.125cm" fo:padding-bottom="0.125cm" fo:padding-left="0.25cm" fo:padding-right="0.25cm"/>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319cm" fo:min-width="1.087cm" fo:padding-top="0.025cm" fo:padding-bottom="0.025cm"/>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31cm" fo:padding-top="0.025cm" fo:padding-bottom="0.025cm"/>
    </style:style>
    <style:style style:name="gr35" style:family="graphic" style:parent-style-name="standard">
      <style:graphic-properties draw:stroke="none" svg:stroke-color="#000000" draw:fill="none" draw:fill-color="#ffffff" draw:textarea-horizontal-align="left" draw:textarea-vertical-align="middle" draw:auto-grow-height="true" draw:auto-grow-width="true" fo:min-height="0.319cm" fo:min-width="0.77cm" fo:padding-top="0.025cm" fo:padding-bottom="0.025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52cm" fo:padding-top="0.025cm" fo:padding-bottom="0.025cm"/>
    </style:style>
    <style:style style:name="gr37" style:family="graphic" style:parent-style-name="standard">
      <style:graphic-properties draw:stroke="none" svg:stroke-color="#000000" draw:fill="none" draw:fill-color="#ffffff" draw:textarea-horizontal-align="left" draw:auto-grow-height="true" draw:auto-grow-width="false" fo:min-height="2.675cm" fo:min-width="5.215cm"/>
    </style:style>
    <style:style style:name="gr38"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39" style:family="graphic" style:parent-style-name="standard">
      <style:graphic-properties draw:marker-end="" draw:marker-end-width="0.3cm" draw:textarea-horizontal-align="center" draw:textarea-vertical-align="middle"/>
    </style:style>
    <style:style style:name="gr40"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indent="0cm"/>
      <style:text-properties fo:font-size="8pt"/>
    </style:style>
    <style:style style:name="P7" style:family="paragraph">
      <style:text-properties fo:font-size="10pt"/>
    </style:style>
    <style:style style:name="P8" style:family="paragraph">
      <style:paragraph-properties fo:margin-left="0cm" fo:margin-right="0cm" fo:text-align="center" fo:text-indent="0cm"/>
      <style:text-properties fo:font-size="8pt"/>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12pt"/>
    </style:style>
    <style:style style:name="P11" style:family="paragraph">
      <style:paragraph-properties fo:margin-left="0cm" fo:margin-right="0cm" fo:text-align="center" fo:text-indent="0cm"/>
      <style:text-properties fo:font-size="9pt"/>
    </style:style>
    <style:style style:name="P12" style:family="paragraph">
      <style:paragraph-properties fo:margin-left="0cm" fo:margin-right="0cm" text:enable-numbering="true" fo:text-indent="0cm"/>
    </style:style>
    <style:style style:name="P13" style:family="paragraph">
      <style:paragraph-properties fo:margin-left="0cm" fo:margin-right="0cm" text:enable-numbering="true" fo:text-indent="0cm"/>
      <style:text-properties fo:font-size="8pt"/>
    </style:style>
    <style:style style:name="P14" style:family="paragraph">
      <style:paragraph-properties fo:margin-left="0cm" fo:margin-right="0cm" fo:text-align="start" text:enable-numbering="false" fo:text-indent="0cm"/>
    </style:style>
    <style:style style:name="P15" style:family="paragraph">
      <style:paragraph-properties fo:margin-left="0cm" fo:margin-right="0cm" text:enable-numbering="false" fo:text-indent="0cm"/>
    </style:style>
    <style:style style:name="P16" style:family="paragraph">
      <style:paragraph-properties fo:margin-left="0.254cm" fo:margin-right="0cm" fo:text-indent="-0.254cm"/>
    </style:style>
    <style:style style:name="P17" style:family="paragraph">
      <style:paragraph-properties fo:margin-left="0.254cm" fo:margin-right="0cm" text:enable-numbering="true" fo:text-indent="-0.254cm">
        <style:tab-stops/>
      </style:paragraph-properties>
    </style:style>
    <style:style style:name="P18" style:family="paragraph">
      <style:paragraph-properties fo:margin-left="0.254cm" fo:margin-right="0cm" text:enable-numbering="true" fo:text-indent="-0.254cm"/>
    </style:style>
    <style:style style:name="P19" style:family="paragraph">
      <style:paragraph-properties fo:margin-left="0.254cm" fo:margin-right="0cm" fo:text-indent="-0.254cm"/>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8pt"/>
    </style:style>
    <style:style style:name="T5"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Design Overview 1" draw:style-name="dp1" draw:master-page-name="Default">
        <draw:rect draw:style-name="gr1" draw:text-style-name="P1" draw:layer="layout" svg:width="28.778cm" svg:height="20.14cm" svg:x="0.42cm" svg:y="0.399cm">
          <text:p text:style-name="P2"/>
        </draw:rect>
        <draw:frame draw:style-name="gr2" draw:text-style-name="P3" draw:layer="layout" svg:width="1.095cm" svg:height="0.725cm" svg:x="27.742cm" svg:y="19.814cm">
          <draw:text-box>
            <text:p text:style-name="P2"><text:span text:style-name="T1">1/2</text:span></text:p>
          </draw:text-box>
        </draw:frame>
        <draw:g>
          <draw:frame draw:style-name="gr3" draw:text-style-name="P2" draw:layer="layout" svg:width="4.404cm" svg:height="0.725cm" svg:x="21.65cm" svg:y="19.903cm">
            <draw:text-box>
              <text:p text:style-name="P2"><text:span text:style-name="T1"><text:date style:data-style-name="D6" text:date-value="2006-11-21" text:fixed="true">21. November 2006</text:date></text:span></text:p>
            </draw:text-box>
          </draw:frame>
          <draw:rect draw:style-name="gr1" draw:text-style-name="P1" draw:layer="layout" svg:width="7.548cm" svg:height="1.905cm" svg:x="21.65cm" svg:y="18.62cm">
            <text:p text:style-name="P2"/>
          </draw:rect>
          <draw:line draw:style-name="gr4" draw:text-style-name="P1" draw:layer="layout" svg:x1="21.651cm" svg:y1="19.914cm" svg:x2="29.198cm" svg:y2="19.89cm">
            <text:p text:style-name="P2"/>
          </draw:line>
          <draw:line draw:style-name="gr4" draw:text-style-name="P1" draw:layer="layout" svg:x1="21.65cm" svg:y1="19.279cm" svg:x2="29.198cm" svg:y2="19.255cm">
            <text:p text:style-name="P2"/>
          </draw:line>
          <draw:frame draw:style-name="gr5" draw:text-style-name="P3" draw:layer="layout" svg:width="7.548cm" svg:height="0.738cm" svg:x="21.65cm" svg:y="18.644cm">
            <draw:text-box>
              <text:p text:style-name="P2"><text:span text:style-name="T2">RISE</text:span><text:span text:style-name="T1"> - Design Overview 1/2</text:span></text:p>
            </draw:text-box>
          </draw:frame>
          <draw:line draw:style-name="gr4" draw:text-style-name="P1" draw:layer="layout" svg:x1="27.626cm" svg:y1="19.914cm" svg:x2="27.626cm" svg:y2="20.549cm">
            <text:p text:style-name="P2"/>
          </draw:line>
          <draw:frame draw:style-name="gr6" draw:text-style-name="P3" draw:layer="layout" svg:width="7.362cm" svg:height="0.725cm" svg:x="21.651cm" svg:y="19.189cm">
            <draw:text-box>
              <text:p text:style-name="P2"><text:span text:style-name="T1">CW, JL, HT, US</text:span></text:p>
            </draw:text-box>
          </draw:frame>
        </draw:g>
        <draw:rect draw:style-name="gr7" draw:text-style-name="P5" draw:layer="layout" svg:width="6.35cm" svg:height="2.858cm" svg:x="1.058cm" svg:y="13.44cm">
          <text:p text:style-name="P4"><text:span text:style-name="T3">SRAM</text:span></text:p>
          <text:p text:style-name="P4"><text:span text:style-name="T3">(Instruction Memory)</text:span></text:p>
        </draw:rect>
        <draw:custom-shape draw:style-name="gr8" draw:text-style-name="P5" draw:id="id1" draw:layer="layout" svg:width="1.906cm" svg:height="0.635cm" svg:x="1.692cm" svg:y="8.044cm">
          <text:p text:style-name="P4"><text:span text:style-name="T3">ADD + 2</text:span></text:p>
          <draw:enhanced-geometry svg:viewBox="0 0 21600 21600" draw:type="rectangle" draw:enhanced-path="M 0 0 L 21600 0 21600 21600 0 21600 0 0 Z N"/>
        </draw:custom-shape>
        <draw:g>
          <draw:path draw:style-name="gr9" draw:text-style-name="P1" draw:id="id41" draw:layer="layout" svg:width="1.587cm" svg:height="1.269cm" svg:x="4.868cm" svg:y="4.868cm" svg:viewBox="0 0 1588 1270" svg:d="m317 846c0 143 0 283 0 423 0-143 0-283 0-423-105 0-210 0-317 0 107 0 212 0 317 0-107 0-212 0-317 0 0-281 0-562 0-846 529 0 1058 0 1587 0-529 0-1058 0-1587 0 0 281 0 563 0 846 0-281 0-562 0-846 529 0 1058 0 1587 0 0 281 0 563 0 846 0-281 0-562 0-846 0 281 0 563 0 846-105 0-210 0-317 0 105 0 210 0 317 0-105 0-210 0-317 0 0 140 0 280 0 423 0-140 0-280 0-423 0 140 0 280 0 423-319 0-636 0-953 0z">
            <draw:glue-point draw:id="4" svg:x="-0.995cm" svg:y="0.007cm"/>
            <draw:glue-point draw:id="5" svg:x="1.001cm" svg:y="0.007cm"/>
            <draw:glue-point draw:id="6" svg:x="-4.996cm" svg:y="-2.765cm"/>
            <text:p text:style-name="P2"/>
          </draw:path>
          <draw:path draw:style-name="gr9" draw:text-style-name="P1" draw:layer="layout" svg:width="1.587cm" svg:height="1.588cm" svg:x="4.868cm" svg:y="6.137cm" svg:viewBox="0 0 1588 1589" svg:d="m0 0c529 0 1058 0 1587 0 0 529 0 1058 0 1588-529 0-1058 0-1587 0 0-529 0-1058 0-1588z">
            <text:p text:style-name="P2"/>
          </draw:path>
          <draw:frame draw:style-name="gr10" draw:text-style-name="P6" draw:layer="layout" svg:width="1.587cm" svg:height="0.569cm" svg:x="4.868cm" svg:y="5.151cm">
            <draw:text-box>
              <text:p text:style-name="P4"><text:span text:style-name="T4">MUX</text:span></text:p>
            </draw:text-box>
          </draw:frame>
        </draw:g>
        <draw:connector draw:style-name="gr11" draw:text-style-name="P1" draw:layer="layout" draw:line-skew="-0.318cm" svg:x1="3.598cm" svg:y1="8.361cm" svg:x2="4.869cm" svg:y2="7.406cm" draw:start-shape="id1" draw:start-glue-point="1">
          <text:p text:style-name="P2"/>
        </draw:connector>
        <draw:connector draw:style-name="gr4" draw:text-style-name="P1" draw:layer="layout" svg:x1="12.158cm" svg:y1="4.232cm" svg:x2="10.265cm" svg:y2="4.233cm" draw:start-shape="id2" draw:end-shape="id3" draw:end-glue-point="1">
          <text:p text:style-name="P2"/>
        </draw:connector>
        <draw:line draw:style-name="gr4" draw:text-style-name="P1" draw:id="id3" draw:layer="layout" svg:x1="3.915cm" svg:y1="4.233cm" svg:x2="10.265cm" svg:y2="4.233cm">
          <text:p text:style-name="P2"/>
        </draw:line>
        <draw:frame draw:style-name="gr12" draw:text-style-name="P7" draw:layer="layout" svg:width="0.989cm" svg:height="0.64cm" svg:x="4.868cm" svg:y="3.593cm">
          <draw:text-box>
            <text:p text:style-name="P2"><text:span text:style-name="T3">PC</text:span></text:p>
          </draw:text-box>
        </draw:frame>
        <draw:line draw:style-name="gr4" draw:text-style-name="P1" draw:id="id4" draw:layer="layout" svg:x1="1.058cm" svg:y1="7.726cm" svg:x2="1.058cm" svg:y2="8.361cm">
          <text:p text:style-name="P2"/>
        </draw:line>
        <draw:connector draw:style-name="gr4" draw:text-style-name="P1" draw:layer="layout" draw:line-skew="-1.747cm" svg:x1="3.915cm" svg:y1="4.233cm" svg:x2="1.058cm" svg:y2="7.726cm" draw:start-shape="id3" draw:start-glue-point="3" draw:end-shape="id4" draw:end-glue-point="0">
          <text:p text:style-name="P2"/>
        </draw:connector>
        <draw:connector draw:style-name="gr11" draw:text-style-name="P1" draw:layer="layout" svg:x1="1.058cm" svg:y1="8.361cm" svg:x2="1.692cm" svg:y2="8.361cm" draw:start-shape="id4" draw:start-glue-point="2" draw:end-shape="id1" draw:end-glue-point="3">
          <text:p text:style-name="P2"/>
        </draw:connector>
        <draw:custom-shape draw:style-name="gr8" draw:text-style-name="P5" draw:id="id5" draw:layer="layout" svg:width="2.224cm" svg:height="1.27cm" svg:x="4.231cm" svg:y="10.9cm">
          <text:p text:style-name="P4"><text:span text:style-name="T3">MEM[PC]</text:span></text:p>
          <draw:enhanced-geometry svg:viewBox="0 0 21600 21600" draw:type="rectangle" draw:enhanced-path="M 0 0 L 21600 0 21600 21600 0 21600 0 0 Z N"/>
        </draw:custom-shape>
        <draw:connector draw:style-name="gr11" draw:text-style-name="P1" draw:id="id8" draw:layer="layout" draw:line-skew="-1.587cm" svg:x1="1.058cm" svg:y1="8.361cm" svg:x2="4.231cm" svg:y2="11.535cm" draw:start-shape="id4" draw:start-glue-point="2" draw:end-shape="id5" draw:end-glue-point="3">
          <text:p text:style-name="P2"/>
        </draw:connector>
        <draw:custom-shape draw:style-name="gr13" draw:text-style-name="P1" draw:layer="layout" svg:width="0.635cm" svg:height="1.27cm" svg:x="5.185cm" svg:y="12.17cm">
          <text:p text:style-name="P2"/>
          <draw:enhanced-geometry svg:viewBox="0 0 21600 21600" draw:text-areas="?f0 ?f8 ?f2 ?f9" draw:type="up-down-arrow" draw:modifiers="5467.92452830189 1807.7560490553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5" draw:layer="layout" svg:width="12.7cm" svg:height="0.635cm" draw:transform="rotate (1.5707963267946) translate (8.043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6" draw:layer="layout" svg:width="8.573cm" svg:height="0.635cm" draw:transform="rotate (1.5707963267946) translate (8.043cm 17.568cm)">
          <draw:glue-point draw:id="4" svg:x="4.992cm" svg:y="-2.406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406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76cm" svg:y="-2.778cm"/>
          <draw:glue-point draw:id="22" svg:x="4.992cm" svg:y="-3.147cm"/>
          <draw:glue-point draw:id="23" svg:x="4.992cm" svg:y="-3.518cm"/>
          <draw:glue-point draw:id="24" svg:x="4.992cm" svg:y="-3.887cm"/>
          <draw:glue-point draw:id="25" svg:x="4.992cm" svg:y="-4.628cm"/>
          <draw:glue-point draw:id="26" svg:x="4.992cm" svg:y="1.297cm"/>
          <text:p text:style-name="P4"><text:span text:style-name="T4">IR</text:span></text:p>
          <draw:enhanced-geometry svg:viewBox="0 0 21600 21600" draw:mirror-horizontal="false" draw:mirror-vertical="false" draw:type="rectangle" draw:enhanced-path="M 0 0 L 21600 0 21600 21600 0 21600 0 0 Z N"/>
        </draw:custom-shape>
        <draw:frame draw:style-name="gr12" draw:text-style-name="P7" draw:layer="layout" svg:width="1.264cm" svg:height="0.64cm" svg:x="7.725cm" svg:y="5.185cm">
          <draw:text-box>
            <text:p text:style-name="P2"><text:span text:style-name="T3">IF/ID</text:span></text:p>
          </draw:text-box>
        </draw:frame>
        <draw:connector draw:style-name="gr11" draw:text-style-name="P1" draw:layer="layout" svg:x1="6.455cm" svg:y1="11.535cm" svg:x2="8.044cm" svg:y2="11.854cm" draw:start-shape="id5" draw:start-glue-point="1" draw:end-shape="id6" draw:end-glue-point="8">
          <text:p text:style-name="P2"/>
        </draw:connector>
        <draw:line draw:style-name="gr4" draw:text-style-name="P1" draw:id="id7" draw:layer="layout" svg:x1="7.09cm" svg:y1="5.185cm" svg:x2="7.725cm" svg:y2="5.185cm">
          <text:p text:style-name="P2"/>
        </draw:line>
        <draw:connector draw:style-name="gr11" draw:text-style-name="P1" draw:layer="layout" svg:x1="7.725cm" svg:y1="5.185cm" svg:x2="14.545cm" svg:y2="4.55cm" draw:start-shape="id7" draw:start-glue-point="1" draw:end-shape="id2" draw:end-glue-point="2">
          <text:p text:style-name="P2"/>
        </draw:connector>
        <draw:custom-shape draw:style-name="gr14" draw:text-style-name="P5" draw:id="id19" draw:layer="layout" svg:width="12.7cm" svg:height="0.635cm" draw:transform="rotate (1.5707963267946) translate (16.298cm 18.52cm)">
          <text:p text:style-name="P2"/>
          <draw:enhanced-geometry svg:viewBox="0 0 21600 21600" draw:type="rectangle" draw:enhanced-path="M 0 0 L 21600 0 21600 21600 0 21600 0 0 Z N"/>
        </draw:custom-shape>
        <draw:frame draw:style-name="gr12" draw:text-style-name="P7" draw:layer="layout" svg:width="1.421cm" svg:height="0.64cm" svg:x="15.842cm" svg:y="5.185cm">
          <draw:text-box>
            <text:p text:style-name="P2"><text:span text:style-name="T3">ID/EX</text:span></text:p>
          </draw:text-box>
        </draw:frame>
        <draw:custom-shape draw:style-name="gr15" draw:text-style-name="P8" draw:id="id9" draw:layer="layout" svg:width="1.27cm" svg:height="0.635cm" draw:transform="rotate (1.5707963267946) translate (8.043cm 8.995cm)">
          <text:p text:style-name="P4"><text:span text:style-name="T4">#PC</text:span></text:p>
          <draw:enhanced-geometry svg:viewBox="0 0 21600 21600" draw:type="rectangle" draw:enhanced-path="M 0 0 L 21600 0 21600 21600 0 21600 0 0 Z N"/>
        </draw:custom-shape>
        <draw:custom-shape draw:style-name="gr15" draw:text-style-name="P8" draw:id="id26" draw:layer="layout" svg:width="1.27cm" svg:height="0.635cm" draw:transform="rotate (1.5707963267946) translate (16.298cm 8.36cm)">
          <text:p text:style-name="P4"><text:span text:style-name="T4">#PC</text:span></text:p>
          <draw:enhanced-geometry svg:viewBox="0 0 21600 21600" draw:type="rectangle" draw:enhanced-path="M 0 0 L 21600 0 21600 21600 0 21600 0 0 Z N"/>
        </draw:custom-shape>
        <draw:rect draw:style-name="gr16" draw:text-style-name="P5" draw:id="id10" draw:layer="layout" svg:width="2.54cm" svg:height="1.27cm" svg:x="12.488cm" svg:y="8.678cm">
          <text:p text:style-name="P4"><text:span text:style-name="T3">OPCODE </text:span></text:p>
          <text:p text:style-name="P4"><text:span text:style-name="T3">Extender</text:span></text:p>
        </draw:rect>
        <draw:connector draw:style-name="gr11" draw:text-style-name="P1" draw:layer="layout" draw:line-skew="5.806cm 1.677cm -0.111cm" svg:x1="1.058cm" svg:y1="9.948cm" svg:x2="8.043cm" svg:y2="8.36cm" draw:start-shape="id8" draw:start-glue-point="0" draw:end-shape="id9" draw:end-glue-point="3">
          <text:p text:style-name="P2"/>
        </draw:connector>
        <draw:custom-shape draw:style-name="gr15" draw:text-style-name="P8" draw:id="id11" draw:layer="layout" svg:width="1.905cm" svg:height="0.635cm" draw:transform="rotate (1.5707963267946) translate (16.298cm 10.265cm)">
          <text:p text:style-name="P4"><text:span text:style-name="T4">5-Bit Opcode</text:span></text:p>
          <draw:enhanced-geometry svg:viewBox="0 0 21600 21600" draw:type="rectangle" draw:enhanced-path="M 0 0 L 21600 0 21600 21600 0 21600 0 0 Z N"/>
        </draw:custom-shape>
        <draw:connector draw:style-name="gr17" draw:text-style-name="P1" draw:layer="layout" svg:x1="7.09cm" svg:y1="5.185cm" svg:x2="6.454cm" svg:y2="7.09cm" draw:start-shape="id7" draw:start-glue-point="3">
          <text:p text:style-name="P2"/>
        </draw:connector>
        <draw:connector draw:style-name="gr11" draw:text-style-name="P1" draw:layer="layout" svg:x1="15.028cm" svg:y1="9.313cm" svg:x2="16.298cm" svg:y2="9.312cm" draw:start-shape="id10" draw:start-glue-point="1" draw:end-shape="id11" draw:end-glue-point="3">
          <text:p text:style-name="P2"/>
        </draw:connector>
        <draw:rect draw:style-name="gr16" draw:text-style-name="P5" draw:id="id12" draw:layer="layout" svg:width="2.54cm" svg:height="1.588cm" svg:x="12.488cm" svg:y="10.265cm">
          <draw:glue-point draw:id="4" svg:x="-5cm" svg:y="-2.997cm"/>
          <draw:glue-point draw:id="5" svg:x="-5cm" svg:y="1.001cm"/>
          <draw:glue-point draw:id="6" svg:x="-5cm" svg:y="0cm"/>
          <draw:glue-point draw:id="7" svg:x="0cm" svg:y="1.001cm"/>
          <draw:glue-point draw:id="8" svg:x="5cm" svg:y="1.001cm"/>
          <text:p text:style-name="P4"><text:span text:style-name="T3">Cond</text:span></text:p>
          <text:p text:style-name="P4"><text:span text:style-name="T3">Decode</text:span></text:p>
        </draw:rect>
        <draw:custom-shape draw:style-name="gr15" draw:text-style-name="P8" draw:id="id13" draw:layer="layout" svg:width="1.905cm" svg:height="0.635cm" draw:transform="rotate (1.5707963267946) translate (16.298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15.028cm" svg:y1="11.217cm" svg:x2="16.298cm" svg:y2="11.217cm" draw:start-shape="id12" draw:start-glue-point="8" draw:end-shape="id13" draw:end-glue-point="3">
          <text:p text:style-name="P2"/>
        </draw:connector>
        <draw:custom-shape draw:style-name="gr15" draw:text-style-name="P8" draw:id="id15" draw:layer="layout" svg:width="1.28cm" svg:height="0.635cm" draw:transform="rotate (1.5707963267946) translate (16.298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24" draw:layer="layout" svg:width="1.27cm" svg:height="0.635cm" draw:transform="rotate (1.5707963267946) translate (16.298cm 15.98cm)">
          <text:p text:style-name="P4"><text:span text:style-name="T4">#rZ</text:span></text:p>
          <draw:enhanced-geometry svg:viewBox="0 0 21600 21600" draw:type="rectangle" draw:enhanced-path="M 0 0 L 21600 0 21600 21600 0 21600 0 0 Z N"/>
        </draw:custom-shape>
        <draw:custom-shape draw:style-name="gr15" draw:text-style-name="P8" draw:id="id22" draw:layer="layout" svg:width="1.27cm" svg:height="0.635cm" draw:transform="rotate (1.5707963267946) translate (16.298cm 17.25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rect draw:style-name="gr16" draw:text-style-name="P5" draw:id="id14" draw:layer="layout" svg:width="2.54cm" svg:height="3.81cm" svg:x="12.488cm" svg:y="12.17cm">
          <draw:glue-point draw:id="4" svg:x="-5cm" svg:y="-2.498cm"/>
          <draw:glue-point draw:id="5" svg:x="-5cm" svg:y="3.005cm"/>
          <draw:glue-point draw:id="6" svg:x="5cm" svg:y="-3.333cm"/>
          <draw:glue-point draw:id="7" svg:x="5cm" svg:y="2.503cm"/>
          <draw:glue-point draw:id="8" svg:x="-5cm" svg:y="-0.995cm"/>
          <draw:glue-point draw:id="9" svg:x="-5cm" svg:y="0.834cm"/>
          <draw:glue-point draw:id="10" svg:x="5cm" svg:y="0cm"/>
          <text:p text:style-name="P4"><text:span text:style-name="T3">Register</text:span></text:p>
          <text:p text:style-name="P4"><text:span text:style-name="T3">Decode + Fetch</text:span></text:p>
        </draw:rect>
        <draw:connector draw:style-name="gr11" draw:text-style-name="P1" draw:layer="layout" svg:x1="15.028cm" svg:y1="14.075cm" svg:x2="16.298cm" svg:y2="14.07cm" draw:start-shape="id14" draw:start-glue-point="10" draw:end-shape="id15" draw:end-glue-point="3">
          <text:p text:style-name="P2"/>
        </draw:connector>
        <draw:connector draw:style-name="gr18" draw:text-style-name="P1" draw:layer="layout" svg:x1="8.676cm" svg:y1="14.392cm" svg:x2="12.488cm" svg:y2="14.392cm" draw:start-shape="id6" draw:start-glue-point="26" draw:end-shape="id14" draw:end-glue-point="9">
          <text:p text:style-name="P2"/>
        </draw:connector>
        <draw:custom-shape draw:style-name="gr15" draw:text-style-name="P8" draw:id="id17" draw:layer="layout" svg:width="1.27cm" svg:height="0.635cm" draw:transform="rotate (1.5707963267946) translate (16.298cm 18.52cm)">
          <text:p text:style-name="P4"><text:span text:style-name="T4">#IMM16</text:span></text:p>
          <draw:enhanced-geometry svg:viewBox="0 0 21600 21600" draw:type="rectangle" draw:enhanced-path="M 0 0 L 21600 0 21600 21600 0 21600 0 0 Z N"/>
        </draw:custom-shape>
        <draw:connector draw:style-name="gr11" draw:text-style-name="P1" draw:layer="layout" svg:x1="15.028cm" svg:y1="17.884cm" svg:x2="16.298cm" svg:y2="17.885cm" draw:start-shape="id16" draw:start-glue-point="9" draw:end-shape="id17" draw:end-glue-point="3">
          <text:p text:style-name="P2"/>
        </draw:connector>
        <draw:frame draw:style-name="gr19" draw:text-style-name="P6" draw:id="id18" draw:layer="layout" svg:width="3.493cm" svg:height="0.892cm" svg:x="17.84cm" svg:y="19.251cm">
          <draw:text-box>
            <text:p text:style-name="P2"><text:span text:style-name="T4">BUS [CLEAR_IN, STALL_IN]</text:span></text:p>
          </draw:text-box>
        </draw:frame>
        <draw:connector draw:style-name="gr20" draw:text-style-name="P1" draw:layer="layout" svg:x1="17.84cm" svg:y1="19.697cm" svg:x2="16.615cm" svg:y2="18.52cm" draw:start-shape="id18" draw:start-glue-point="3" draw:end-shape="id19" draw:end-glue-point="2">
          <text:p text:style-name="P2"/>
        </draw:connector>
        <draw:frame draw:style-name="gr19" draw:text-style-name="P6" draw:id="id20" draw:layer="layout" svg:width="1.905cm" svg:height="0.369cm" svg:x="5.185cm" svg:y="1.641cm">
          <draw:text-box>
            <text:p text:style-name="P2"><text:span text:style-name="T4">#ALU</text:span></text:p>
          </draw:text-box>
        </draw:frame>
        <draw:connector draw:style-name="gr11" draw:text-style-name="P1" draw:layer="layout" draw:line-skew="-1.087cm" svg:x1="5.185cm" svg:y1="1.825cm" svg:x2="4.869cm" svg:y2="6.771cm" draw:start-shape="id20" draw:start-glue-point="3">
          <text:p text:style-name="P2"/>
        </draw:connector>
        <draw:g draw:id="id21">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44cm" svg:height="0.959cm" svg:x="18.881cm" svg:y="15.96cm" svg:viewBox="0 0 1545 960" svg:d="m308 640c0 108 0 214 0 319 0-107 0-213 0-319-102 0-204 0-308 0 104 0 206 0 308 0-104 0-206 0-308 0 0-213 0-425 0-640 515 0 1029 0 1544 0-515 0-1029 0-1544 0 0 213 0 425 0 640 0-213 0-425 0-640 515 0 1029 0 1544 0 0 213 0 425 0 640 0-213 0-425 0-640 0 213 0 425 0 640-102 0-204 0-308 0 102 0 204 0 308 0-102 0-204 0-308 0 0 106 0 212 0 319 0-105 0-211 0-319 0 106 0 212 0 319-311 0-619 0-928 0z">
            <text:p text:style-name="P2"/>
          </draw:path>
          <draw:path draw:style-name="gr9" draw:text-style-name="P1" draw:layer="layout" svg:width="1.544cm" svg:height="1.601cm" svg:x="18.881cm" svg:y="16.919cm" svg:viewBox="0 0 1545 1602" svg:d="m0 0c515 0 1029 0 1544 0 0 534 0 1067 0 1601-515 0-1029 0-1544 0 0-533 0-1066 0-1601z">
            <text:p text:style-name="P2"/>
          </draw:path>
          <draw:frame draw:style-name="gr21" draw:text-style-name="P8" draw:layer="layout" svg:width="1.544cm" svg:height="0.573cm" svg:x="18.881cm" svg:y="16.027cm">
            <draw:text-box>
              <text:p text:style-name="P4"><text:span text:style-name="T4">MUX</text:span></text:p>
            </draw:text-box>
          </draw:frame>
        </draw:g>
        <draw:rect draw:style-name="gr16" draw:text-style-name="P5" draw:id="id23" draw:layer="layout" svg:width="2.54cm" svg:height="3.81cm" svg:x="22.33cm" svg:y="10.9cm">
          <draw:glue-point draw:id="4" svg:x="-5cm" svg:y="-2.496cm"/>
          <draw:glue-point draw:id="5" svg:x="-5cm" svg:y="2.503cm"/>
          <draw:glue-point draw:id="6" svg:x="-5cm" svg:y="0.834cm"/>
          <draw:glue-point draw:id="7" svg:x="1.248cm" svg:y="2.501cm"/>
          <draw:glue-point draw:id="8" svg:x="-5cm" svg:y="1.666cm"/>
          <draw:glue-point draw:id="9" svg:x="-5cm" svg:y="-0.832cm"/>
          <draw:glue-point draw:id="10" svg:x="-5cm" svg:y="-1.666cm"/>
          <draw:glue-point draw:id="11" svg:x="5cm" svg:y="0.834cm"/>
          <draw:glue-point draw:id="12" svg:x="5cm" svg:y="1.666cm"/>
          <draw:glue-point draw:id="13" svg:x="5cm" svg:y="-0.832cm"/>
          <draw:glue-point draw:id="14" svg:x="5cm" svg:y="-1.666cm"/>
          <draw:glue-point draw:id="15" svg:x="5cm" svg:y="-2.498cm"/>
          <draw:glue-point draw:id="16" svg:x="5cm" svg:y="2.501cm"/>
          <draw:glue-point draw:id="17" svg:x="5cm" svg:y="-3.333cm"/>
          <text:p text:style-name="P4"><text:span text:style-name="T3">Execute</text:span></text:p>
          <text:p text:style-name="P4"><text:span text:style-name="T3">Unit</text:span></text:p>
        </draw:rect>
        <draw:connector draw:style-name="gr11" draw:text-style-name="P1" draw:layer="layout" svg:x1="16.933cm" svg:y1="17.885cm" svg:x2="18.881cm" svg:y2="17.88cm" draw:start-shape="id17" draw:start-glue-point="1" draw:end-shape="id21" draw:end-glue-point="5">
          <text:p text:style-name="P2"/>
        </draw:connector>
        <draw:connector draw:style-name="gr11" draw:text-style-name="P1" draw:layer="layout" draw:line-skew="-0.144cm" svg:x1="16.933cm" svg:y1="16.615cm" svg:x2="18.882cm" svg:y2="17.559cm" draw:start-shape="id22" draw:start-glue-point="1" draw:end-shape="id21" draw:end-glue-point="6">
          <text:p text:style-name="P2"/>
        </draw:connector>
        <draw:connector draw:style-name="gr11" draw:text-style-name="P1" draw:layer="layout" svg:x1="20.425cm" svg:y1="17.559cm" svg:x2="22.33cm" svg:y2="13.439cm" draw:start-shape="id21" draw:start-glue-point="9" draw:end-shape="id23" draw:end-glue-point="8">
          <text:p text:style-name="P2"/>
        </draw:connector>
        <draw:connector draw:style-name="gr11" draw:text-style-name="P1" draw:layer="layout" draw:line-skew="-2.381cm" svg:x1="16.933cm" svg:y1="14.07cm" svg:x2="22.33cm" svg:y2="12.805cm" draw:start-shape="id15" draw:start-glue-point="1" draw:end-shape="id23">
          <text:p text:style-name="P2"/>
        </draw:connector>
        <draw:connector draw:style-name="gr11" draw:text-style-name="P1" draw:layer="layout" draw:line-skew="-1.868cm" svg:x1="16.933cm" svg:y1="15.345cm" svg:x2="22.33cm" svg:y2="13.122cm" draw:start-shape="id24" draw:start-glue-point="1" draw:end-shape="id23" draw:end-glue-point="6">
          <text:p text:style-name="P2"/>
        </draw:connector>
        <draw:rect draw:style-name="gr16" draw:text-style-name="P5" draw:id="id25" draw:layer="layout" svg:width="1.27cm" svg:height="0.635cm" svg:x="17.568cm" svg:y="11.935cm">
          <draw:glue-point draw:id="4" svg:x="-5cm" svg:y="-2.496cm"/>
          <draw:glue-point draw:id="5" svg:x="-5cm" svg:y="2.503cm"/>
          <text:p text:style-name="P4"><text:span text:style-name="T3">Comb</text:span></text:p>
        </draw:rect>
        <draw:connector draw:style-name="gr11" draw:text-style-name="P1" draw:layer="layout" svg:x1="16.933cm" svg:y1="9.312cm" svg:x2="18.203cm" svg:y2="11.935cm" draw:start-shape="id11" draw:start-glue-point="1" draw:end-shape="id25" draw:end-glue-point="0">
          <text:p text:style-name="P2"/>
        </draw:connector>
        <draw:connector draw:style-name="gr11" draw:text-style-name="P1" draw:layer="layout" draw:line-skew="-0.476cm" svg:x1="16.933cm" svg:y1="7.725cm" svg:x2="22.33cm" svg:y2="12.489cm" draw:start-shape="id26" draw:start-glue-point="1" draw:end-shape="id23" draw:end-glue-point="9">
          <text:p text:style-name="P2"/>
        </draw:connector>
        <draw:connector draw:style-name="gr11" draw:text-style-name="P1" draw:layer="layout" draw:line-skew="-0.158cm" svg:x1="16.933cm" svg:y1="11.217cm" svg:x2="22.33cm" svg:y2="12.171cm" draw:start-shape="id13" draw:start-glue-point="1" draw:end-shape="id23" draw:end-glue-point="10">
          <text:p text:style-name="P2"/>
        </draw:connector>
        <draw:custom-shape draw:style-name="gr14" draw:text-style-name="P5" draw:layer="layout" svg:width="12.065cm" svg:height="0.635cm" draw:transform="rotate (1.5707963267946) translate (27.728cm 17.885cm)">
          <text:p text:style-name="P2"/>
          <draw:enhanced-geometry svg:viewBox="0 0 21600 21600" draw:type="rectangle" draw:enhanced-path="M 0 0 L 21600 0 21600 21600 0 21600 0 0 Z N"/>
        </draw:custom-shape>
        <draw:custom-shape draw:style-name="gr15" draw:text-style-name="P8" draw:id="id34" draw:layer="layout" svg:width="1.587cm" svg:height="0.635cm" draw:transform="rotate (1.5707963267946) translate (27.728cm 10.9cm)">
          <text:p text:style-name="P4"><text:span text:style-name="T4">ALU OP1</text:span></text:p>
          <draw:enhanced-geometry svg:viewBox="0 0 21600 21600" draw:type="rectangle" draw:enhanced-path="M 0 0 L 21600 0 21600 21600 0 21600 0 0 Z N"/>
        </draw:custom-shape>
        <draw:frame draw:style-name="gr22" draw:text-style-name="P6" draw:layer="layout" svg:width="5.146cm" svg:height="5.021cm" svg:x="19.21cm" svg:y="0.672cm">
          <draw:text-box>
            <text:p text:style-name="P2"><text:span text:style-name="T4">Opcodes1</text:span></text:p>
            <text:p text:style-name="P2"><text:span text:style-name="T4"><text:s text:c="2"/></text:span><text:span text:style-name="T4">00 : NOP</text:span></text:p>
            <text:p text:style-name="P2"><text:span text:style-name="T4"><text:s text:c="2"/></text:span><text:span text:style-name="T4">01 : REG = [ALU]</text:span></text:p>
            <text:p text:style-name="P2"><text:span text:style-name="T4"><text:s text:c="2"/></text:span><text:span text:style-name="T4">10 : [ALU] = REG</text:span></text:p>
            <text:p text:style-name="P2"><text:span text:style-name="T4"><text:s text:c="2"/></text:span><text:span text:style-name="T4">11 : REG = #ALU</text:span></text:p>
            <text:p text:style-name="P2"><text:span text:style-name="T4">Opcodes2:</text:span></text:p>
            <text:p text:style-name="P2"><text:span text:style-name="T4"><text:s text:c="2"/></text:span><text:span text:style-name="T4">00 : LR = NOP</text:span></text:p>
            <text:p text:style-name="P2"><text:span text:style-name="T4"><text:s text:c="2"/></text:span><text:span text:style-name="T4">01 : LR = #LR</text:span></text:p>
            <text:p text:style-name="P2"><text:span text:style-name="T4"><text:s text:c="2"/></text:span><text:span text:style-name="T4">10 : SR = #SR</text:span></text:p>
            <text:p text:style-name="P2"><text:span text:style-name="T4">Signals</text:span></text:p>
            <text:p text:style-name="P2"><text:span text:style-name="T4"><text:s text:c="2"/></text:span><text:span text:style-name="T4">#REG ... Temporary 16 Bit Register</text:span></text:p>
            <text:p text:style-name="P2"><text:span text:style-name="T4"><text:s text:c="2"/></text:span><text:span text:style-name="T4">#ALU ... ALU Output</text:span></text:p>
            <text:p text:style-name="P2"><text:span text:style-name="T4"><text:s text:c="2"/></text:span><text:span text:style-name="T4">DREG ... Destination Register</text:span></text:p>
            <text:p text:style-name="P2"><text:span text:style-name="T4"><text:s text:c="2"/></text:span><text:span text:style-name="T4">#SR ... New Status Register</text:span></text:p>
            <text:p text:style-name="P2"><text:span text:style-name="T4"><text:s text:c="2"/></text:span><text:span text:style-name="T4">#LR ...New Link Register</text:span></text:p>
          </draw:text-box>
        </draw:frame>
        <draw:custom-shape draw:style-name="gr15" draw:text-style-name="P8" draw:id="id33" draw:layer="layout" svg:width="1.27cm" svg:height="0.635cm" draw:transform="rotate (1.5707963267946) translate (27.728cm 12.17cm)">
          <text:p text:style-name="P4"><text:span text:style-name="T4">#REG</text:span></text:p>
          <draw:enhanced-geometry svg:viewBox="0 0 21600 21600" draw:type="rectangle" draw:enhanced-path="M 0 0 L 21600 0 21600 21600 0 21600 0 0 Z N"/>
        </draw:custom-shape>
        <draw:custom-shape draw:style-name="gr15" draw:text-style-name="P8" draw:id="id32" draw:layer="layout" svg:width="1.269cm" svg:height="0.635cm" draw:transform="rotate (1.5707963267946) translate (27.728cm 13.439cm)">
          <text:p text:style-name="P4"><text:span text:style-name="T4">#ALU</text:span></text:p>
          <draw:enhanced-geometry svg:viewBox="0 0 21600 21600" draw:type="rectangle" draw:enhanced-path="M 0 0 L 21600 0 21600 21600 0 21600 0 0 Z N"/>
        </draw:custom-shape>
        <draw:custom-shape draw:style-name="gr15" draw:text-style-name="P8" draw:id="id35" draw:layer="layout" svg:width="1.27cm" svg:height="0.635cm" draw:transform="rotate (1.5707963267946) translate (27.728cm 14.71cm)">
          <text:p text:style-name="P4"><text:span text:style-name="T4">DREG</text:span></text:p>
          <draw:enhanced-geometry svg:viewBox="0 0 21600 21600" draw:type="rectangle" draw:enhanced-path="M 0 0 L 21600 0 21600 21600 0 21600 0 0 Z N"/>
        </draw:custom-shape>
        <draw:connector draw:style-name="gr18" draw:text-style-name="P1" draw:layer="layout" svg:x1="8.676cm" svg:y1="9.314cm" svg:x2="12.488cm" svg:y2="9.313cm" draw:start-shape="id6" draw:start-glue-point="25" draw:end-shape="id10" draw:end-glue-point="3">
          <text:p text:style-name="P2"/>
        </draw:connector>
        <draw:custom-shape draw:style-name="gr15" draw:text-style-name="P8" draw:id="id27" draw:layer="layout" svg:width="1.27cm" svg:height="0.635cm" draw:transform="rotate (1.5707963267946) translate (16.298cm 7.09cm)">
          <text:p text:style-name="P4"><text:span text:style-name="T4">#SR</text:span></text:p>
          <draw:enhanced-geometry svg:viewBox="0 0 21600 21600" draw:type="rectangle" draw:enhanced-path="M 0 0 L 21600 0 21600 21600 0 21600 0 0 Z N"/>
        </draw:custom-shape>
        <draw:connector draw:style-name="gr11" draw:text-style-name="P1" draw:layer="layout" svg:x1="15.028cm" svg:y1="15.028cm" svg:x2="16.298cm" svg:y2="15.345cm" draw:start-shape="id14" draw:start-glue-point="7" draw:end-shape="id24" draw:end-glue-point="3">
          <text:p text:style-name="P2"/>
        </draw:connector>
        <draw:connector draw:style-name="gr11" draw:text-style-name="P1" draw:layer="layout" svg:x1="18.203cm" svg:y1="12.57cm" svg:x2="18.882cm" svg:y2="16.28cm" draw:start-shape="id25" draw:start-glue-point="2" draw:end-shape="id21" draw:end-glue-point="10">
          <text:p text:style-name="P2"/>
        </draw:connector>
        <draw:connector draw:style-name="gr11" draw:text-style-name="P1" draw:layer="layout" svg:x1="15.028cm" svg:y1="15.662cm" svg:x2="16.298cm" svg:y2="16.615cm" draw:end-shape="id22" draw:end-glue-point="3">
          <text:p text:style-name="P2"/>
        </draw:connector>
        <draw:custom-shape draw:style-name="gr15" draw:text-style-name="P8" draw:id="id28" draw:layer="layout" svg:width="1.28cm" svg:height="0.635cm" draw:transform="rotate (1.5707963267946) translate (16.299cm 13.43cm)">
          <draw:glue-point draw:id="4" svg:x="4.992cm" svg:y="-2.4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159cm" svg:x1="16.933cm" svg:y1="6.455cm" svg:x2="22.33cm" svg:y2="11.855cm" draw:start-shape="id27" draw:start-glue-point="1" draw:end-shape="id23" draw:end-glue-point="4">
          <text:p text:style-name="P2"/>
        </draw:connector>
        <draw:g>
          <draw:frame draw:style-name="gr23" draw:text-style-name="P9" draw:layer="layout" svg:width="8.096cm" svg:height="1.27cm" svg:x="0.899cm" svg:y="18.52cm">
            <draw:text-box>
              <text:p text:style-name="P2"><text:span text:style-name="T3">Note: Values of register rX is denoted by #rX</text:span></text:p>
            </draw:text-box>
          </draw:frame>
          <draw:custom-shape draw:style-name="gr24" draw:text-style-name="P10" draw:layer="layout" svg:width="0.318cm" svg:height="0.317cm" svg:x="1.057cm" svg:y="16.933cm">
            <text:p text:style-name="P2"/>
            <draw:enhanced-geometry svg:viewBox="0 0 21600 21600" draw:mirror-horizontal="false" draw:mirror-vertical="false" draw:type="rectangle" draw:enhanced-path="M 0 0 L 21600 0 21600 21600 0 21600 0 0 Z N"/>
          </draw:custom-shape>
          <draw:custom-shape draw:style-name="gr13" draw:text-style-name="P10" draw:layer="layout" svg:width="0.318cm" svg:height="0.318cm" svg:x="1.057cm" svg:y="17.567cm">
            <text:p text:style-name="P2"/>
            <draw:enhanced-geometry svg:viewBox="0 0 21600 21600" draw:mirror-horizontal="false" draw:mirror-vertical="false" draw:type="rectangle" draw:enhanced-path="M 0 0 L 21600 0 21600 21600 0 21600 0 0 Z N"/>
          </draw:custom-shape>
          <draw:custom-shape draw:style-name="gr14" draw:text-style-name="P10" draw:layer="layout" svg:width="0.318cm" svg:height="0.318cm" svg:x="1.057cm" svg:y="18.202cm">
            <text:p text:style-name="P2"/>
            <draw:enhanced-geometry svg:viewBox="0 0 21600 21600" draw:mirror-horizontal="false" draw:mirror-vertical="false" draw:type="rectangle" draw:enhanced-path="M 0 0 L 21600 0 21600 21600 0 21600 0 0 Z N"/>
          </draw:custom-shape>
          <draw:frame draw:style-name="gr25" draw:text-style-name="P9" draw:layer="layout" svg:width="3.334cm" svg:height="1.497cm" svg:x="1.534cm" svg:y="16.343cm">
            <draw:text-box>
              <text:p text:style-name="P2"><text:span text:style-name="T3">Memory Elements</text:span></text:p>
            </draw:text-box>
          </draw:frame>
          <draw:frame draw:style-name="gr25" draw:text-style-name="P9" draw:layer="layout" svg:width="3.969cm" svg:height="1.497cm" svg:x="1.534cm" svg:y="16.978cm">
            <draw:text-box>
              <text:p text:style-name="P2"><text:span text:style-name="T3">Combinatorical Logic</text:span></text:p>
            </draw:text-box>
          </draw:frame>
        </draw:g>
        <draw:frame draw:style-name="gr25" draw:text-style-name="P9" draw:layer="layout" svg:width="3.969cm" svg:height="1.497cm" svg:x="1.534cm" svg:y="17.658cm">
          <draw:text-box>
            <text:p text:style-name="P2"><text:span text:style-name="T3">Registers</text:span></text:p>
          </draw:text-box>
        </draw:frame>
        <draw:connector draw:style-name="gr11" draw:text-style-name="P1" draw:layer="layout" svg:x1="15.028cm" svg:y1="12.806cm" svg:x2="16.299cm" svg:y2="12.804cm" draw:start-shape="id14" draw:start-glue-point="6" draw:end-shape="id28" draw:end-glue-point="5">
          <text:p text:style-name="P2"/>
        </draw:connector>
        <draw:line draw:style-name="gr26" draw:text-style-name="P1" draw:id="id30" draw:layer="layout" svg:x1="9.948cm" svg:y1="13.123cm" svg:x2="9.948cm" svg:y2="6.138cm">
          <text:p text:style-name="P2"/>
        </draw:line>
        <draw:connector draw:style-name="gr26" draw:text-style-name="P1" draw:layer="layout" draw:type="line" svg:x1="12.153cm" svg:y1="2.463cm" svg:x2="9.943cm" svg:y2="2.463cm" draw:end-shape="id29">
          <text:p text:style-name="P2"/>
        </draw:connector>
        <draw:connector draw:style-name="gr26" draw:text-style-name="P1" draw:layer="layout" draw:type="line" svg:x1="12.488cm" svg:y1="13.124cm" svg:x2="9.948cm" svg:y2="13.123cm" draw:start-shape="id14" draw:start-glue-point="4" draw:end-shape="id30" draw:end-glue-point="2">
          <text:p text:style-name="P2"/>
        </draw:connector>
        <draw:rect draw:style-name="gr16" draw:text-style-name="P5" draw:id="id31" draw:layer="layout" svg:width="2.54cm" svg:height="1.27cm" svg:x="12.488cm" svg:y="5.503cm">
          <text:p text:style-name="P4"><text:span text:style-name="T3">SR Fetch</text:span></text:p>
        </draw:rect>
        <draw:line draw:style-name="gr26" draw:text-style-name="P1" draw:id="id29" draw:layer="layout" svg:x1="9.943cm" svg:y1="6.203cm" svg:x2="9.943cm" svg:y2="2.463cm">
          <text:p text:style-name="P2"/>
        </draw:line>
        <draw:connector draw:style-name="gr26" draw:text-style-name="P1" draw:layer="layout" svg:x1="9.948cm" svg:y1="6.138cm" svg:x2="12.488cm" svg:y2="6.138cm" draw:start-shape="id30" draw:start-glue-point="0" draw:end-shape="id31" draw:end-glue-point="3">
          <text:p text:style-name="P2"/>
        </draw:connector>
        <draw:connector draw:style-name="gr11" draw:text-style-name="P1" draw:layer="layout" svg:x1="15.028cm" svg:y1="6.138cm" svg:x2="16.298cm" svg:y2="6.455cm" draw:start-shape="id31" draw:start-glue-point="1" draw:end-shape="id27" draw:end-glue-point="3">
          <text:p text:style-name="P2"/>
        </draw:connector>
        <draw:custom-shape draw:style-name="gr15" draw:text-style-name="P8" draw:id="id36" draw:layer="layout" svg:width="1.269cm" svg:height="0.635cm" draw:transform="rotate (1.5707963267946) translate (27.728cm 17.149cm)">
          <text:p text:style-name="P4"><text:span text:style-name="T4">#LR</text:span></text:p>
          <draw:enhanced-geometry svg:viewBox="0 0 21600 21600" draw:type="rectangle" draw:enhanced-path="M 0 0 L 21600 0 21600 21600 0 21600 0 0 Z N"/>
        </draw:custom-shape>
        <draw:connector draw:style-name="gr11" draw:text-style-name="P1" draw:layer="layout" svg:x1="24.87cm" svg:y1="12.805cm" svg:x2="27.728cm" svg:y2="12.804cm" draw:start-shape="id23" draw:start-glue-point="1" draw:end-shape="id32" draw:end-glue-point="3">
          <text:p text:style-name="P2"/>
        </draw:connector>
        <draw:connector draw:style-name="gr11" draw:text-style-name="P1" draw:layer="layout" draw:line-skew="0.159cm" svg:x1="24.87cm" svg:y1="12.489cm" svg:x2="27.728cm" svg:y2="11.535cm" draw:start-shape="id23" draw:start-glue-point="13" draw:end-shape="id33" draw:end-glue-point="3">
          <text:p text:style-name="P2"/>
        </draw:connector>
        <draw:connector draw:style-name="gr11" draw:text-style-name="P1" draw:layer="layout" draw:line-skew="-0.159cm" svg:x1="24.87cm" svg:y1="12.171cm" svg:x2="27.728cm" svg:y2="10.106cm" draw:start-shape="id23" draw:start-glue-point="14" draw:end-shape="id34" draw:end-glue-point="3">
          <text:p text:style-name="P2"/>
        </draw:connector>
        <draw:connector draw:style-name="gr11" draw:text-style-name="P1" draw:layer="layout" draw:line-skew="0.159cm" svg:x1="24.87cm" svg:y1="13.122cm" svg:x2="27.728cm" svg:y2="14.075cm" draw:start-shape="id23" draw:start-glue-point="11" draw:end-shape="id35">
          <text:p text:style-name="P2"/>
        </draw:connector>
        <draw:connector draw:style-name="gr11" draw:text-style-name="P1" draw:layer="layout" draw:line-skew="-0.546cm" svg:x1="24.87cm" svg:y1="13.757cm" svg:x2="27.728cm" svg:y2="16.514cm" draw:start-shape="id23" draw:start-glue-point="16" draw:end-shape="id36" draw:end-glue-point="3">
          <text:p text:style-name="P2"/>
        </draw:connector>
        <draw:frame draw:style-name="gr19" draw:text-style-name="P6" draw:id="id37" draw:layer="layout" svg:width="1.905cm" svg:height="0.369cm" svg:x="5.185cm" svg:y="2.276cm">
          <draw:text-box>
            <text:p text:style-name="P2"><text:span text:style-name="T4">BRANCH</text:span></text:p>
          </draw:text-box>
        </draw:frame>
        <draw:connector draw:style-name="gr11" draw:text-style-name="P1" draw:layer="layout" draw:line-skew="-0.77cm" svg:x1="5.185cm" svg:y1="2.46cm" svg:x2="4.869cm" svg:y2="5.503cm" draw:start-shape="id37" draw:start-glue-point="3">
          <text:p text:style-name="P2"/>
        </draw:connector>
        <draw:frame draw:style-name="gr19" draw:text-style-name="P6" draw:id="id38" draw:layer="layout" svg:width="2.21cm" svg:height="0.709cm" draw:transform="rotate (1.5707963267946) translate (25.184cm 7.733cm)">
          <draw:text-box>
            <text:p text:style-name="P2"><text:span text:style-name="T4">BRANCH</text:span></text:p>
            <text:p text:style-name="P2"><text:span text:style-name="T4">CLEAR_OUT</text:span></text:p>
          </draw:text-box>
        </draw:frame>
        <draw:connector draw:style-name="gr4" draw:text-style-name="P1" draw:layer="layout" svg:x1="24.87cm" svg:y1="11.536cm" svg:x2="25.538cm" svg:y2="7.733cm" draw:start-shape="id23" draw:start-glue-point="17" draw:end-shape="id38" draw:end-glue-point="3">
          <text:p text:style-name="P2"/>
        </draw:connector>
        <draw:frame draw:style-name="gr12" draw:text-style-name="P7" draw:layer="layout" svg:width="8.397cm" svg:height="0.64cm" svg:x="1.004cm" svg:y="0.74cm">
          <draw:text-box>
            <text:p text:style-name="P2"><text:span text:style-name="T3">See sheet 3 (Notes) for a more general description</text:span></text:p>
          </draw:text-box>
        </draw:frame>
        <draw:custom-shape draw:style-name="gr15" draw:text-style-name="P8" draw:id="id39" draw:layer="layout" svg:width="1.587cm" svg:height="0.635cm" draw:transform="rotate (1.5707963267946) translate (27.728cm 9.313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476cm" svg:x1="24.87cm" svg:y1="11.854cm" svg:x2="27.728cm" svg:y2="8.519cm" draw:start-shape="id23" draw:start-glue-point="15" draw:end-shape="id39" draw:end-glue-point="3">
          <text:p text:style-name="P2"/>
        </draw:connector>
        <draw:frame draw:style-name="gr12" draw:text-style-name="P7" draw:layer="layout" svg:width="1.886cm" svg:height="0.64cm" svg:x="27.272cm" svg:y="5.175cm">
          <draw:text-box>
            <text:p text:style-name="P2"><text:span text:style-name="T3">EX/MEM</text:span></text:p>
          </draw:text-box>
        </draw:frame>
        <draw:connector draw:style-name="gr26" draw:text-style-name="P1" draw:layer="layout" draw:type="line" svg:x1="18.556cm" svg:y1="2.452cm" svg:x2="16.743cm" svg:y2="2.463cm">
          <text:p text:style-name="P2"/>
        </draw:connector>
        <draw:frame draw:style-name="gr19" draw:text-style-name="P6" draw:layer="layout" svg:width="1.905cm" svg:height="0.369cm" svg:x="17.253cm" svg:y="1.953cm">
          <draw:text-box>
            <text:p text:style-name="P2"><text:span text:style-name="T4">Sheet 2</text:span></text:p>
          </draw:text-box>
        </draw:frame>
        <draw:rect draw:style-name="gr16" draw:text-style-name="P5" draw:id="id16" draw:layer="layout" svg:width="2.54cm" svg:height="1.587cm" svg:x="12.488cm" svg:y="16.933cm">
          <draw:glue-point draw:id="4" svg:x="-5cm" svg:y="-2.999cm"/>
          <draw:glue-point draw:id="5" svg:x="-5cm" svg:y="3.005cm"/>
          <draw:glue-point draw:id="6" svg:x="5cm" svg:y="-2.496cm"/>
          <draw:glue-point draw:id="7" svg:x="5cm" svg:y="2.503cm"/>
          <draw:glue-point draw:id="8" svg:x="-4.997cm" svg:y="1.001cm" draw:escape-direction="left"/>
          <draw:glue-point draw:id="9" svg:x="5cm" svg:y="1.001cm"/>
          <text:p text:style-name="P4"><text:span text:style-name="T3">Immediate</text:span></text:p>
          <text:p text:style-name="P4"><text:span text:style-name="T3">Fetch</text:span></text:p>
        </draw:rect>
        <draw:connector draw:style-name="gr27" draw:text-style-name="P1" draw:layer="layout" svg:x1="8.676cm" svg:y1="16.297cm" svg:x2="12.489cm" svg:y2="17.884cm" draw:start-shape="id6" draw:start-glue-point="17" draw:end-shape="id16" draw:end-glue-point="8">
          <text:p text:style-name="P2"/>
        </draw:connector>
        <draw:connector draw:style-name="gr18" draw:text-style-name="P1" draw:layer="layout" svg:x1="8.676cm" svg:y1="11.219cm" svg:x2="12.488cm" svg:y2="11.217cm" draw:start-shape="id6" draw:start-glue-point="4" draw:end-shape="id12" draw:end-glue-point="5">
          <text:p text:style-name="P2"/>
        </draw:connector>
        <draw:connector draw:style-name="gr11" draw:text-style-name="P1" draw:layer="layout" svg:x1="1.076cm" svg:y1="7.091cm" svg:x2="4.868cm" svg:y2="7.09cm">
          <text:p text:style-name="P2"/>
        </draw:connector>
        <draw:connector draw:style-name="gr11" draw:text-style-name="P1" draw:layer="layout" draw:line-skew="-0.135cm" svg:x1="5.185cm" svg:y1="2.829cm" svg:x2="4.869cm" svg:y2="5.152cm" draw:start-shape="id40" draw:start-glue-point="3" draw:end-shape="id41" draw:end-glue-point="6">
          <text:p text:style-name="P2"/>
        </draw:connector>
        <draw:frame draw:style-name="gr19" draw:text-style-name="P6" draw:id="id40" draw:layer="layout" svg:width="1.905cm" svg:height="0.369cm" svg:x="5.185cm" svg:y="2.645cm">
          <draw:text-box>
            <text:p text:style-name="P2"><text:span text:style-name="T4">STALL</text:span></text:p>
          </draw:text-box>
        </draw:frame>
        <draw:rect draw:style-name="gr28" draw:text-style-name="P11" draw:layer="layout" svg:width="2.857cm" svg:height="0.319cm" svg:x="13.123cm" svg:y="1.058cm">
          <text:p text:style-name="P4"><text:span text:style-name="T5">R0</text:span></text:p>
        </draw:rect>
        <draw:rect draw:style-name="gr28" draw:text-style-name="P11" draw:layer="layout" svg:width="2.857cm" svg:height="0.953cm" svg:x="13.123cm" svg:y="1.375cm">
          <text:p text:style-name="P4"><text:span text:style-name="T5">...</text:span></text:p>
        </draw:rect>
        <draw:rect draw:style-name="gr28" draw:text-style-name="P11" draw:layer="layout" svg:width="2.857cm" svg:height="0.319cm" svg:x="13.123cm" svg:y="2.326cm">
          <text:p text:style-name="P4"><text:span text:style-name="T5">R12</text:span></text:p>
        </draw:rect>
        <draw:rect draw:style-name="gr28" draw:text-style-name="P11" draw:layer="layout" svg:width="2.857cm" svg:height="0.319cm" svg:x="13.123cm" svg:y="2.645cm">
          <text:p text:style-name="P4"><text:span text:style-name="T5">R13 = LR</text:span></text:p>
        </draw:rect>
        <draw:rect draw:style-name="gr28" draw:text-style-name="P11" draw:layer="layout" svg:width="2.857cm" svg:height="0.319cm" svg:x="13.123cm" svg:y="2.961cm">
          <text:p text:style-name="P4"><text:span text:style-name="T5">R14 = PC</text:span></text:p>
        </draw:rect>
        <draw:rect draw:style-name="gr28" draw:text-style-name="P11" draw:layer="layout" svg:width="2.857cm" svg:height="0.319cm" svg:x="13.123cm" svg:y="3.279cm">
          <text:p text:style-name="P4"><text:span text:style-name="T5">R15 = SR</text:span></text:p>
        </draw:rect>
        <draw:rect draw:style-name="gr16" draw:text-style-name="P5" draw:layer="layout" svg:width="2.54cm" svg:height="0.635cm" draw:transform="rotate (1.5707963267946) translate (12.17cm 3.598cm)">
          <text:p text:style-name="P4"><text:span text:style-name="T3">R Port 1:3</text:span></text:p>
        </draw:rect>
        <draw:rect draw:style-name="gr16" draw:text-style-name="P5" draw:layer="layout" svg:width="2.54cm" svg:height="0.635cm" draw:transform="rotate (1.5707963267946) translate (16.298cm 3.598cm)">
          <text:p text:style-name="P4"><text:span text:style-name="T3">W Port 1:3</text:span></text:p>
        </draw:rect>
        <draw:rect draw:style-name="gr16" draw:text-style-name="P5" draw:id="id2" draw:layer="layout" svg:width="4.775cm" svg:height="0.635cm" svg:x="12.158cm" svg:y="3.915cm">
          <text:p text:style-name="P4"><text:span text:style-name="T3">R/W Port R14</text:span></text:p>
        </draw:rect>
        <draw:custom-shape draw:style-name="gr15" draw:text-style-name="P8" draw:id="id42" draw:layer="layout" svg:width="1.269cm" svg:height="0.635cm" draw:transform="rotate (1.5707963267946) translate (27.729cm 15.95cm)">
          <text:p text:style-name="P4"><text:span text:style-name="T4">#SR</text:span></text:p>
          <draw:enhanced-geometry svg:viewBox="0 0 21600 21600" draw:type="rectangle" draw:enhanced-path="M 0 0 L 21600 0 21600 21600 0 21600 0 0 Z N"/>
        </draw:custom-shape>
        <draw:connector draw:style-name="gr11" draw:text-style-name="P1" draw:layer="layout" draw:line-skew="-0.206cm" svg:x1="24.87cm" svg:y1="13.439cm" svg:x2="27.729cm" svg:y2="15.315cm" draw:start-shape="id23" draw:start-glue-point="12" draw:end-shape="id42" draw:end-glue-point="3">
          <text:p text:style-name="P2"/>
        </draw:connector>
      </draw:page>
      <draw:page draw:name="Design Overview 2" draw:style-name="dp1" draw:master-page-name="Default">
        <draw:rect draw:style-name="gr1" draw:text-style-name="P1" draw:layer="layout" svg:width="28.778cm" svg:height="20.114cm" svg:x="0.423cm" svg:y="0.425cm">
          <text:p text:style-name="P2"/>
        </draw:rect>
        <draw:g>
          <draw:frame draw:style-name="gr2" draw:text-style-name="P3" draw:layer="layout" svg:width="1.095cm" svg:height="0.725cm" svg:x="27.742cm" svg:y="19.816cm">
            <draw:text-box>
              <text:p text:style-name="P2"><text:span text:style-name="T1">2/4</text:span></text:p>
            </draw:text-box>
          </draw:frame>
          <draw:rect draw:style-name="gr1" draw:text-style-name="P1" draw:layer="layout" svg:width="7.751cm" svg:height="1.993cm" svg:x="21.45cm" svg:y="18.546cm">
            <text:p text:style-name="P2"/>
          </draw:rect>
          <draw:line draw:style-name="gr4" draw:text-style-name="P1" draw:layer="layout" svg:x1="21.45cm" svg:y1="19.803cm" svg:x2="29.201cm" svg:y2="19.803cm">
            <text:p text:style-name="P2"/>
          </draw:line>
          <draw:line draw:style-name="gr4" draw:text-style-name="P1" draw:layer="layout" svg:x1="21.45cm" svg:y1="19.181cm" svg:x2="29.201cm" svg:y2="19.181cm">
            <text:p text:style-name="P2"/>
          </draw:line>
          <draw:frame draw:style-name="gr5" draw:text-style-name="P3" draw:layer="layout" svg:width="7.751cm" svg:height="0.738cm" svg:x="21.45cm" svg:y="18.546cm">
            <draw:text-box>
              <text:p text:style-name="P2"><text:span text:style-name="T2">RISE</text:span><text:span text:style-name="T1"> – Design Overview 2/2</text:span></text:p>
            </draw:text-box>
          </draw:frame>
          <draw:line draw:style-name="gr4" draw:text-style-name="P1" draw:layer="layout" svg:x1="27.453cm" svg:y1="19.803cm" svg:x2="27.453cm" svg:y2="20.539cm">
            <text:p text:style-name="P2"/>
          </draw:line>
          <draw:frame draw:style-name="gr29" draw:text-style-name="P2" draw:layer="layout" svg:width="4.404cm" svg:height="0.734cm" svg:x="21.45cm" svg:y="19.805cm">
            <draw:text-box>
              <text:p text:style-name="P2"><text:span text:style-name="T1">14. January 2007</text:span></text:p>
            </draw:text-box>
          </draw:frame>
          <draw:frame draw:style-name="gr6" draw:text-style-name="P3" draw:layer="layout" svg:width="7.362cm" svg:height="0.725cm" svg:x="21.451cm" svg:y="19.091cm">
            <draw:text-box>
              <text:p text:style-name="P2"><text:span text:style-name="T1">CW, JL, HT, US</text:span></text:p>
            </draw:text-box>
          </draw:frame>
        </draw:g>
        <draw:custom-shape draw:style-name="gr14" draw:text-style-name="P5" draw:id="id67" draw:layer="layout" svg:width="12.065cm" svg:height="0.635cm" draw:transform="rotate (1.5707963267946) translate (1.693cm 15.663cm)">
          <text:p text:style-name="P2"/>
          <draw:enhanced-geometry svg:viewBox="0 0 21600 21600" draw:type="rectangle" draw:enhanced-path="M 0 0 L 21600 0 21600 21600 0 21600 0 0 Z N"/>
        </draw:custom-shape>
        <draw:custom-shape draw:style-name="gr15" draw:text-style-name="P8" draw:id="id46" draw:layer="layout" svg:width="1.524cm" svg:height="0.635cm" draw:transform="rotate (1.5707963267946) translate (1.693cm 8.551cm)">
          <text:p text:style-name="P4"><text:span text:style-name="T4">ALU OP1</text:span></text:p>
          <draw:enhanced-geometry svg:viewBox="0 0 21600 21600" draw:type="rectangle" draw:enhanced-path="M 0 0 L 21600 0 21600 21600 0 21600 0 0 Z N"/>
        </draw:custom-shape>
        <draw:custom-shape draw:style-name="gr15" draw:text-style-name="P8" draw:id="id45" draw:layer="layout" svg:width="1.397cm" svg:height="0.635cm" draw:transform="rotate (1.5707963267946) translate (1.693cm 9.948cm)">
          <text:p text:style-name="P4"><text:span text:style-name="T4">#REG</text:span></text:p>
          <draw:enhanced-geometry svg:viewBox="0 0 21600 21600" draw:type="rectangle" draw:enhanced-path="M 0 0 L 21600 0 21600 21600 0 21600 0 0 Z N"/>
        </draw:custom-shape>
        <draw:custom-shape draw:style-name="gr15" draw:text-style-name="P8" draw:id="id43" draw:layer="layout" svg:width="1.269cm" svg:height="0.635cm" draw:transform="rotate (1.5707963267946) translate (1.693cm 11.217cm)">
          <text:p text:style-name="P4"><text:span text:style-name="T4">#ALU</text:span></text:p>
          <draw:enhanced-geometry svg:viewBox="0 0 21600 21600" draw:type="rectangle" draw:enhanced-path="M 0 0 L 21600 0 21600 21600 0 21600 0 0 Z N"/>
        </draw:custom-shape>
        <draw:custom-shape draw:style-name="gr15" draw:text-style-name="P8" draw:id="id53" draw:layer="layout" svg:width="1.27cm" svg:height="0.635cm" draw:transform="rotate (1.5707963267946) translate (1.693cm 12.488cm)">
          <text:p text:style-name="P4"><text:span text:style-name="T4">DREG</text:span></text:p>
          <draw:enhanced-geometry svg:viewBox="0 0 21600 21600" draw:type="rectangle" draw:enhanced-path="M 0 0 L 21600 0 21600 21600 0 21600 0 0 Z N"/>
        </draw:custom-shape>
        <draw:custom-shape draw:style-name="gr15" draw:text-style-name="P8" draw:id="id51" draw:layer="layout" svg:width="1.27cm" svg:height="0.635cm" draw:transform="rotate (1.5707963267946) translate (1.693cm 13.885cm)">
          <text:p text:style-name="P4"><text:span text:style-name="T4">#SR</text:span></text:p>
          <draw:enhanced-geometry svg:viewBox="0 0 21600 21600" draw:type="rectangle" draw:enhanced-path="M 0 0 L 21600 0 21600 21600 0 21600 0 0 Z N"/>
        </draw:custom-shape>
        <draw:custom-shape draw:style-name="gr15" draw:text-style-name="P8" draw:id="id49" draw:layer="layout" svg:width="1.27cm" svg:height="0.635cm" draw:transform="rotate (1.5707963267946) translate (1.693cm 15.155cm)">
          <text:p text:style-name="P4"><text:span text:style-name="T4">#LR</text:span></text:p>
          <draw:enhanced-geometry svg:viewBox="0 0 21600 21600" draw:type="rectangle" draw:enhanced-path="M 0 0 L 21600 0 21600 21600 0 21600 0 0 Z N"/>
        </draw:custom-shape>
        <draw:custom-shape draw:style-name="gr14" draw:text-style-name="P5" draw:id="id68" draw:layer="layout" svg:width="12.065cm" svg:height="0.635cm" draw:transform="rotate (1.5707963267946) translate (11.091cm 15.663cm)">
          <text:p text:style-name="P2"/>
          <draw:enhanced-geometry svg:viewBox="0 0 21600 21600" draw:type="rectangle" draw:enhanced-path="M 0 0 L 21600 0 21600 21600 0 21600 0 0 Z N"/>
        </draw:custom-shape>
        <draw:custom-shape draw:style-name="gr15" draw:text-style-name="P8" draw:id="id55" draw:layer="layout" svg:width="1.524cm" svg:height="0.635cm" draw:transform="rotate (1.5707963267946) translate (11.091cm 8.551cm)">
          <draw:glue-point draw:id="4" svg:x="4.992cm" svg:y="-0.1cm"/>
          <text:p text:style-name="P4"><text:span text:style-name="T4">ALU OP1</text:span></text:p>
          <draw:enhanced-geometry svg:viewBox="0 0 21600 21600" draw:type="rectangle" draw:enhanced-path="M 0 0 L 21600 0 21600 21600 0 21600 0 0 Z N"/>
        </draw:custom-shape>
        <draw:custom-shape draw:style-name="gr15" draw:text-style-name="P8" draw:id="id70" draw:layer="layout" svg:width="1.27cm" svg:height="0.635cm" draw:transform="rotate (1.5707963267946) translate (11.091cm 11.218cm)">
          <draw:glue-point draw:id="4" svg:x="4.992cm" svg:y="0cm"/>
          <text:p text:style-name="P4"><text:span text:style-name="T4">#REG</text:span></text:p>
          <draw:enhanced-geometry svg:viewBox="0 0 21600 21600" draw:type="rectangle" draw:enhanced-path="M 0 0 L 21600 0 21600 21600 0 21600 0 0 Z N"/>
        </draw:custom-shape>
        <draw:custom-shape draw:style-name="gr15" draw:text-style-name="P8" draw:id="id54" draw:layer="layout" svg:width="1.27cm" svg:height="0.635cm" draw:transform="rotate (1.5707963267946) translate (11.091cm 12.488cm)">
          <text:p text:style-name="P4"><text:span text:style-name="T4">DREG</text:span></text:p>
          <draw:enhanced-geometry svg:viewBox="0 0 21600 21600" draw:mirror-horizontal="false" draw:mirror-vertical="false" draw:type="rectangle" draw:enhanced-path="M 0 0 L 21600 0 21600 21600 0 21600 0 0 Z N"/>
        </draw:custom-shape>
        <draw:custom-shape draw:style-name="gr15" draw:text-style-name="P8" draw:id="id52" draw:layer="layout" svg:width="1.27cm" svg:height="0.635cm" draw:transform="rotate (1.5707963267946) translate (11.091cm 13.885cm)">
          <text:p text:style-name="P4"><text:span text:style-name="T4">#SR</text:span></text:p>
          <draw:enhanced-geometry svg:viewBox="0 0 21600 21600" draw:type="rectangle" draw:enhanced-path="M 0 0 L 21600 0 21600 21600 0 21600 0 0 Z N"/>
        </draw:custom-shape>
        <draw:custom-shape draw:style-name="gr15" draw:text-style-name="P8" draw:id="id50" draw:layer="layout" svg:width="1.27cm" svg:height="0.635cm" draw:transform="rotate (1.5707963267946) translate (11.091cm 15.155cm)">
          <text:p text:style-name="P4"><text:span text:style-name="T4">#LR</text:span></text:p>
          <draw:enhanced-geometry svg:viewBox="0 0 21600 21600" draw:type="rectangle" draw:enhanced-path="M 0 0 L 21600 0 21600 21600 0 21600 0 0 Z N"/>
        </draw:custom-shape>
        <draw:custom-shape draw:style-name="gr15" draw:text-style-name="P8" draw:layer="layout" svg:width="1.27cm" svg:height="0.635cm" draw:transform="rotate (1.5707963267946) translate (11.091cm 5.503cm)">
          <text:p text:style-name="P4"><text:span text:style-name="T4">[ALU]</text:span></text:p>
          <draw:enhanced-geometry svg:viewBox="0 0 21600 21600" draw:type="rectangle" draw:enhanced-path="M 0 0 L 21600 0 21600 21600 0 21600 0 0 Z N"/>
        </draw:custom-shape>
        <draw:custom-shape draw:style-name="gr8" draw:text-style-name="P5" draw:id="id44" draw:layer="layout" svg:width="2.224cm" svg:height="1.27cm" svg:x="6.073cm" svg:y="8.678cm">
          <draw:glue-point draw:id="4" svg:x="-4.991cm" svg:y="2.496cm"/>
          <draw:glue-point draw:id="5" svg:x="-4.991cm" svg:y="-2.503cm"/>
          <text:p text:style-name="P4"><text:span text:style-name="T3">MEM[#ALU]</text:span></text:p>
          <draw:enhanced-geometry svg:viewBox="0 0 21600 21600" draw:type="rectangle" draw:enhanced-path="M 0 0 L 21600 0 21600 21600 0 21600 0 0 Z N"/>
        </draw:custom-shape>
        <draw:frame draw:style-name="gr30" draw:text-style-name="P13" draw:layer="layout" svg:width="7.485cm" svg:height="2.159cm" svg:x="2.463cm" svg:y="4.655cm">
          <draw:text-box>
            <text:list text:style-name="L1">
              <text:list-item>
                <text:p text:style-name="P12"><text:span text:style-name="T4"><text:s/></text:span><text:span text:style-name="T4">If ALU Opcode is read then: </text:span><text:span text:style-name="T4"><text:tab/></text:span><text:span text:style-name="T4">#REG := [ALU]</text:span></text:p>
              </text:list-item>
            </text:list>
            <text:list text:style-name="L1">
              <text:list-item>
                <text:p text:style-name="P12"><text:span text:style-name="T4"><text:s/></text:span><text:span text:style-name="T4">If ALU Opcode is write then: <text:s/>[ALU] := #REG </text:span></text:p>
              </text:list-item>
            </text:list>
            <text:list text:style-name="L1">
              <text:list-item>
                <text:p text:style-name="P12"><text:span text:style-name="T4"><text:s/></text:span><text:span text:style-name="T4">If ALU Opcode is write register then: DREG := #ALU</text:span><text:span text:style-name="T4"><text:line-break/></text:span><text:span text:style-name="T4"><text:tab/></text:span><text:span text:style-name="T4"><text:line-break/></text:span><text:span text:style-name="T4"><text:tab/></text:span><text:span text:style-name="T4"><text:line-break/></text:span><text:span text:style-name="T4"/></text:p>
              </text:list-item>
            </text:list>
          </draw:text-box>
          <draw:glue-point draw:id="4" svg:x="-0.417cm" svg:y="5.001cm"/>
        </draw:frame>
        <draw:custom-shape draw:style-name="gr15" draw:text-style-name="P8" draw:id="id47" draw:layer="layout" svg:width="1.524cm" svg:height="0.635cm" draw:transform="rotate (1.5707963267946) translate (1.693cm 7.027cm)">
          <text:p text:style-name="P4"><text:span text:style-name="T4">ALU OP2</text:span></text:p>
          <draw:enhanced-geometry svg:viewBox="0 0 21600 21600" draw:type="rectangle" draw:enhanced-path="M 0 0 L 21600 0 21600 21600 0 21600 0 0 Z N"/>
        </draw:custom-shape>
        <draw:custom-shape draw:style-name="gr15" draw:text-style-name="P8" draw:id="id48" draw:layer="layout" svg:width="1.524cm" svg:height="0.635cm" draw:transform="rotate (1.5707963267946) translate (11.091cm 7.027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287cm" svg:x1="2.328cm" svg:y1="10.582cm" svg:x2="6.076cm" svg:y2="9.629cm" draw:start-shape="id43" draw:start-glue-point="1" draw:end-shape="id44" draw:end-glue-point="4">
          <text:p text:style-name="P2"/>
        </draw:connector>
        <draw:connector draw:style-name="gr11" draw:text-style-name="P1" draw:layer="layout" svg:x1="2.328cm" svg:y1="9.249cm" svg:x2="6.073cm" svg:y2="9.313cm" draw:start-shape="id45" draw:start-glue-point="1" draw:end-shape="id44" draw:end-glue-point="3">
          <text:p text:style-name="P2"/>
        </draw:connector>
        <draw:connector draw:style-name="gr11" draw:text-style-name="P1" draw:layer="layout" draw:line-skew="0.287cm" svg:x1="2.328cm" svg:y1="7.789cm" svg:x2="6.076cm" svg:y2="8.996cm" draw:start-shape="id46" draw:start-glue-point="1" draw:end-shape="id44" draw:end-glue-point="5">
          <text:p text:style-name="P2"/>
        </draw:connector>
        <draw:connector draw:style-name="gr11" draw:text-style-name="P1" draw:layer="layout" svg:x1="2.328cm" svg:y1="6.265cm" svg:x2="11.091cm" svg:y2="6.265cm" draw:start-shape="id47" draw:start-glue-point="1" draw:end-shape="id48" draw:end-glue-point="3">
          <text:p text:style-name="P2"/>
        </draw:connector>
        <draw:connector draw:style-name="gr11" draw:text-style-name="P1" draw:layer="layout" svg:x1="2.328cm" svg:y1="14.52cm" svg:x2="11.091cm" svg:y2="14.52cm" draw:start-shape="id49" draw:start-glue-point="1" draw:end-shape="id50" draw:end-glue-point="3">
          <text:p text:style-name="P2"/>
        </draw:connector>
        <draw:connector draw:style-name="gr11" draw:text-style-name="P1" draw:layer="layout" svg:x1="2.328cm" svg:y1="13.25cm" svg:x2="11.091cm" svg:y2="13.25cm" draw:start-shape="id51" draw:start-glue-point="1" draw:end-shape="id52" draw:end-glue-point="3">
          <text:p text:style-name="P2"/>
        </draw:connector>
        <draw:connector draw:style-name="gr11" draw:text-style-name="P1" draw:layer="layout" svg:x1="2.328cm" svg:y1="11.853cm" svg:x2="11.091cm" svg:y2="11.853cm" draw:start-shape="id53" draw:start-glue-point="1" draw:end-shape="id54" draw:end-glue-point="3">
          <text:p text:style-name="P2"/>
        </draw:connector>
        <draw:connector draw:style-name="gr11" draw:text-style-name="P1" draw:layer="layout" svg:x1="2.328cm" svg:y1="7.789cm" svg:x2="11.091cm" svg:y2="7.789cm" draw:start-shape="id46" draw:start-glue-point="1" draw:end-shape="id55" draw:end-glue-point="3">
          <text:p text:style-name="P2"/>
        </draw:connector>
        <draw:frame draw:style-name="gr31" draw:text-style-name="P9" draw:layer="layout" svg:width="1.886cm" svg:height="0.64cm" svg:x="1.058cm" svg:y="2.75cm">
          <draw:text-box>
            <text:p text:style-name="P2"><text:span text:style-name="T3">EX/MEM</text:span></text:p>
          </draw:text-box>
        </draw:frame>
        <draw:frame draw:style-name="gr12" draw:text-style-name="P7" draw:layer="layout" svg:width="2.001cm" svg:height="0.64cm" svg:x="12.832cm" svg:y="2.74cm">
          <draw:text-box>
            <text:p text:style-name="P2"><text:span text:style-name="T3">MEM/WB</text:span></text:p>
          </draw:text-box>
        </draw:frame>
        <draw:custom-shape draw:style-name="gr8" draw:text-style-name="P5" draw:id="id57" draw:layer="layout" svg:width="2.224cm" svg:height="1.1cm" svg:x="16.171cm" svg:y="13.631cm">
          <draw:glue-point draw:id="4" svg:x="-5cm" svg:y="3.081cm"/>
          <draw:glue-point draw:id="5" svg:x="-5cm" svg:y="-2.69cm"/>
          <draw:glue-point draw:id="6" svg:x="5cm" svg:y="0.354cm"/>
          <text:p text:style-name="P4"><text:span text:style-name="T3">LR WB</text:span></text:p>
          <draw:enhanced-geometry svg:viewBox="0 0 21600 21600" draw:mirror-horizontal="false" draw:mirror-vertical="false" draw:type="rectangle" draw:enhanced-path="M 0 0 L 21600 0 21600 21600 0 21600 0 0 Z N"/>
        </draw:custom-shape>
        <draw:custom-shape draw:style-name="gr8" draw:text-style-name="P5" draw:id="id56" draw:layer="layout" svg:width="2.224cm" svg:height="1.02cm" svg:x="16.171cm" svg:y="12.357cm">
          <draw:glue-point draw:id="4" svg:x="-4.991cm" svg:y="2.496cm"/>
          <draw:glue-point draw:id="5" svg:x="-4.991cm" svg:y="-2.503cm"/>
          <draw:glue-point draw:id="6" svg:x="4.937cm" svg:y="0.984cm"/>
          <draw:glue-point draw:id="7" svg:x="4.937cm" svg:y="-2.352cm"/>
          <draw:glue-point draw:id="8" svg:x="4.937cm" svg:y="2.647cm"/>
          <text:p text:style-name="P4"><text:span text:style-name="T3">SR WB</text:span></text:p>
          <draw:enhanced-geometry svg:viewBox="0 0 21600 21600" draw:mirror-horizontal="false" draw:mirror-vertical="false" draw:type="rectangle" draw:enhanced-path="M 0 0 L 21600 0 21600 21600 0 21600 0 0 Z N"/>
        </draw:custom-shape>
        <draw:connector draw:style-name="gr11" draw:text-style-name="P1" draw:layer="layout" draw:line-skew="-1.333cm" svg:x1="11.726cm" svg:y1="6.265cm" svg:x2="16.174cm" svg:y2="12.612cm" draw:start-shape="id48" draw:start-glue-point="1" draw:end-shape="id56" draw:end-glue-point="5">
          <text:p text:style-name="P2"/>
        </draw:connector>
        <draw:connector draw:style-name="gr11" draw:text-style-name="P1" draw:layer="layout" draw:line-skew="-1.587cm" svg:x1="11.726cm" svg:y1="6.265cm" svg:x2="16.171cm" svg:y2="13.886cm" draw:start-shape="id48" draw:start-glue-point="1" draw:end-shape="id57" draw:end-glue-point="5">
          <text:p text:style-name="P2"/>
        </draw:connector>
        <draw:connector draw:style-name="gr11" draw:text-style-name="P1" draw:layer="layout" draw:line-skew="-0.536cm" svg:x1="11.726cm" svg:y1="13.25cm" svg:x2="16.174cm" svg:y2="13.121cm" draw:start-shape="id52" draw:start-glue-point="1" draw:end-shape="id56" draw:end-glue-point="4">
          <text:p text:style-name="P2"/>
        </draw:connector>
        <draw:connector draw:style-name="gr11" draw:text-style-name="P1" draw:layer="layout" svg:x1="11.726cm" svg:y1="14.52cm" svg:x2="16.171cm" svg:y2="14.519cm" draw:start-shape="id50" draw:start-glue-point="1" draw:end-shape="id57" draw:end-glue-point="4">
          <text:p text:style-name="P2"/>
        </draw:connector>
        <draw:rect draw:style-name="gr7" draw:text-style-name="P5" draw:layer="layout" svg:width="6.35cm" svg:height="2.858cm" svg:x="3.598cm" svg:y="14.815cm">
          <text:p text:style-name="P4"><text:span text:style-name="T3">SRAM</text:span></text:p>
          <text:p text:style-name="P4"><text:span text:style-name="T3">(Data Memory)</text:span></text:p>
        </draw:rect>
        <draw:custom-shape draw:style-name="gr13" draw:text-style-name="P1" draw:layer="layout" svg:width="0.635cm" svg:height="3.216cm" svg:x="6.773cm" svg:y="11.599cm">
          <text:p text:style-name="P2"/>
          <draw:enhanced-geometry svg:viewBox="0 0 21600 21600" draw:text-areas="?f0 ?f8 ?f2 ?f9" draw:type="up-down-arrow" draw:modifiers="4516.98113207547 1632.3274731041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6" draw:text-style-name="P1" draw:id="id61" draw:layer="layout" svg:x1="19.123cm" svg:y1="14.363cm" svg:x2="19.155cm" svg:y2="16.186cm">
          <text:p text:style-name="P2"/>
        </draw:line>
        <draw:line draw:style-name="gr26" draw:text-style-name="P1" draw:id="id60" draw:layer="layout" svg:x1="19.155cm" svg:y1="13.228cm" svg:x2="19.155cm" svg:y2="14.498cm">
          <text:p text:style-name="P2"/>
        </draw:line>
        <draw:line draw:style-name="gr26" draw:text-style-name="P1" draw:id="id59" draw:layer="layout" svg:x1="19.155cm" svg:y1="9.735cm" svg:x2="19.155cm" svg:y2="13.228cm">
          <text:p text:style-name="P2"/>
        </draw:line>
        <draw:custom-shape draw:style-name="gr8" draw:text-style-name="P5" draw:id="id58" draw:layer="layout" svg:width="2.224cm" svg:height="5.067cm" svg:x="16.106cm" svg:y="7.04cm">
          <draw:glue-point draw:id="4" svg:x="-5cm" svg:y="3.372cm"/>
          <draw:glue-point draw:id="6" svg:x="-5cm" svg:y="4.499cm"/>
          <draw:glue-point draw:id="7" svg:x="-5cm" svg:y="0.524cm"/>
          <draw:glue-point draw:id="8" svg:x="-5cm" svg:y="-0.624cm"/>
          <draw:glue-point draw:id="9" svg:x="-5cm" svg:y="-3.52cm"/>
          <draw:glue-point draw:id="10" svg:x="4.937cm" svg:y="2.797cm"/>
          <text:p text:style-name="P4"><text:span text:style-name="T3">Register WB</text:span></text:p>
          <draw:enhanced-geometry svg:viewBox="0 0 21600 21600" draw:mirror-horizontal="false" draw:mirror-vertical="false" draw:type="rectangle" draw:enhanced-path="M 0 0 L 21600 0 21600 21600 0 21600 0 0 Z N"/>
        </draw:custom-shape>
        <draw:connector draw:style-name="gr11" draw:text-style-name="P1" draw:layer="layout" svg:x1="11.726cm" svg:y1="11.853cm" svg:x2="16.106cm" svg:y2="11.852cm" draw:start-shape="id54" draw:start-glue-point="1" draw:end-shape="id58" draw:end-glue-point="6">
          <text:p text:style-name="P2"/>
        </draw:connector>
        <draw:connector draw:style-name="gr4" draw:text-style-name="P1" draw:layer="layout" svg:x1="19.155cm" svg:y1="9.735cm" svg:x2="18.33cm" svg:y2="9.573cm" draw:start-shape="id59" draw:start-glue-point="0" draw:end-shape="id58" draw:end-glue-point="1">
          <text:p text:style-name="P2"/>
        </draw:connector>
        <draw:connector draw:style-name="gr4" draw:text-style-name="P1" draw:layer="layout" svg:x1="19.155cm" svg:y1="13.228cm" svg:x2="18.38cm" svg:y2="13.136cm" draw:start-shape="id60" draw:end-shape="id56" draw:end-glue-point="8">
          <text:p text:style-name="P2"/>
        </draw:connector>
        <draw:connector draw:style-name="gr4" draw:text-style-name="P1" draw:layer="layout" svg:x1="19.139cm" svg:y1="14.363cm" svg:x2="18.395cm" svg:y2="14.219cm" draw:start-shape="id61" draw:end-shape="id57" draw:end-glue-point="6">
          <text:p text:style-name="P2"/>
        </draw:connector>
        <draw:frame draw:style-name="gr19" draw:text-style-name="P6" draw:id="id62" draw:layer="layout" svg:width="3.175cm" svg:height="0.369cm" svg:x="15.028cm" svg:y="3.016cm">
          <draw:text-box>
            <text:p text:style-name="P2"><text:span text:style-name="T4">Register WR Ports</text:span></text:p>
          </draw:text-box>
        </draw:frame>
        <draw:connector draw:style-name="gr26" draw:text-style-name="P1" draw:layer="layout" svg:x1="19.155cm" svg:y1="9.735cm" svg:x2="18.203cm" svg:y2="3.2cm" draw:start-shape="id59" draw:start-glue-point="0" draw:end-shape="id62" draw:end-glue-point="1">
          <text:p text:style-name="P2"/>
        </draw:connector>
        <draw:connector draw:style-name="gr11" draw:text-style-name="P1" draw:layer="layout" draw:line-skew="-1.537cm" svg:x1="18.315cm" svg:y1="10.99cm" svg:x2="22.013cm" svg:y2="11.735cm" draw:start-shape="id58" draw:start-glue-point="10" draw:end-shape="id63" draw:end-glue-point="8">
          <text:p text:style-name="P2"/>
        </draw:connector>
        <draw:custom-shape draw:style-name="gr8" draw:text-style-name="P5" draw:id="id63" draw:layer="layout" svg:width="3.4cm" svg:height="2.21cm" svg:x="22.013cm" svg:y="10.963cm">
          <draw:glue-point draw:id="4" svg:x="-5cm" svg:y="3.372cm"/>
          <draw:glue-point draw:id="5" svg:x="-5cm" svg:y="-3.137cm"/>
          <draw:glue-point draw:id="6" svg:x="-5cm" svg:y="4.375cm"/>
          <draw:glue-point draw:id="7" svg:x="-5cm" svg:y="1.617cm"/>
          <draw:glue-point draw:id="8" svg:x="-5cm" svg:y="-1.507cm"/>
          <draw:glue-point draw:id="9" svg:x="-5cm" svg:y="-3.75cm"/>
          <text:p text:style-name="P4"><text:span text:style-name="T3">RLU</text:span></text:p>
          <text:p text:style-name="P4"><text:span text:style-name="T3">(Register Lock Unit)</text:span></text:p>
          <draw:enhanced-geometry svg:viewBox="0 0 21600 21600" draw:mirror-horizontal="false" draw:mirror-vertical="false" draw:type="rectangle" draw:enhanced-path="M 0 0 L 21600 0 21600 21600 0 21600 0 0 Z N"/>
        </draw:custom-shape>
        <draw:connector draw:style-name="gr11" draw:text-style-name="P1" draw:layer="layout" svg:x1="20.738cm" svg:y1="14.164cm" svg:x2="22.013cm" svg:y2="12.813cm" draw:start-shape="id64" draw:end-shape="id63" draw:end-glue-point="4">
          <text:p text:style-name="P2"/>
        </draw:connector>
        <draw:frame draw:style-name="gr19" draw:text-style-name="P6" draw:id="id64" draw:layer="layout" svg:width="2.55cm" svg:height="0.369cm" svg:x="19.463cm" svg:y="14.164cm">
          <draw:text-box>
            <text:p text:style-name="P2"><text:span text:style-name="T4">Set Lock Bit 0/1</text:span></text:p>
          </draw:text-box>
        </draw:frame>
        <draw:connector draw:style-name="gr32" draw:text-style-name="P1" draw:layer="layout" svg:x1="25.413cm" svg:y1="12.068cm" svg:x2="26.348cm" svg:y2="14.214cm" draw:start-shape="id63" draw:start-glue-point="1" draw:end-shape="id65" draw:end-glue-point="0">
          <text:p text:style-name="P2"/>
        </draw:connector>
        <draw:frame draw:style-name="gr19" draw:text-style-name="P6" draw:id="id65" draw:layer="layout" svg:width="2.89cm" svg:height="0.369cm" svg:x="24.903cm" svg:y="14.214cm">
          <draw:text-box>
            <text:p text:style-name="P2"><text:span text:style-name="T4">Lock Flag Register</text:span></text:p>
          </draw:text-box>
        </draw:frame>
        <draw:frame draw:style-name="gr30" draw:text-style-name="P13" draw:layer="layout" svg:width="8.572cm" svg:height="1.905cm" svg:x="20.143cm" svg:y="8.378cm">
          <draw:text-box>
            <text:p text:style-name="P14"><text:span text:style-name="T4">Register Lock Unit provides information about registers that haven't been written yet and thus the decode stage shouldn't read from these registers. The decode stage tells RLU to lock a newly decoded destination register, the write-back stage unlocks the corresponding register again.</text:span></text:p>
          </draw:text-box>
          <draw:glue-point draw:id="4" svg:x="-0.417cm" svg:y="5.001cm"/>
        </draw:frame>
        <draw:frame draw:style-name="gr19" draw:text-style-name="P6" draw:layer="layout" svg:width="2.55cm" svg:height="0.369cm" svg:x="19.123cm" svg:y="11.274cm">
          <draw:text-box>
            <text:p text:style-name="P2"><text:span text:style-name="T4">Clear Lock Bit 0</text:span></text:p>
          </draw:text-box>
        </draw:frame>
        <draw:frame draw:style-name="gr19" draw:text-style-name="P6" draw:layer="layout" svg:width="2.55cm" svg:height="0.369cm" svg:x="19.123cm" svg:y="11.983cm">
          <draw:text-box>
            <text:p text:style-name="P2"><text:span text:style-name="T4">Clear Lock Bit 1</text:span></text:p>
          </draw:text-box>
        </draw:frame>
        <draw:connector draw:style-name="gr11" draw:text-style-name="P1" draw:layer="layout" draw:line-skew="-1.537cm" svg:x1="18.38cm" svg:y1="12.628cm" svg:x2="22.013cm" svg:y2="12.425cm" draw:start-shape="id56" draw:start-glue-point="7" draw:end-shape="id63" draw:end-glue-point="7">
          <text:p text:style-name="P2"/>
        </draw:connector>
        <draw:frame draw:style-name="gr19" draw:text-style-name="P6" draw:id="id66" draw:layer="layout" svg:width="4.555cm" svg:height="0.892cm" svg:x="3.008cm" svg:y="18.564cm">
          <draw:text-box>
            <text:p text:style-name="P2"><text:span text:style-name="T4">BUS [CLEAR_IN, STALL_IN]</text:span></text:p>
          </draw:text-box>
        </draw:frame>
        <draw:connector draw:style-name="gr20" draw:text-style-name="P1" draw:layer="layout" svg:x1="3.008cm" svg:y1="19.01cm" svg:x2="2.01cm" svg:y2="15.663cm" draw:start-shape="id66" draw:start-glue-point="3" draw:end-shape="id67" draw:end-glue-point="2">
          <text:p text:style-name="P2"/>
        </draw:connector>
        <draw:frame draw:style-name="gr19" draw:text-style-name="P6" draw:layer="layout" svg:width="2.82cm" svg:height="0.892cm" svg:x="12.97cm" svg:y="18.581cm">
          <draw:text-box>
            <text:p text:style-name="P2"><text:span text:style-name="T4">BUS [CLEAR_IN]</text:span></text:p>
          </draw:text-box>
        </draw:frame>
        <draw:connector draw:style-name="gr20" draw:text-style-name="P1" draw:layer="layout" draw:line-skew="1.401cm" svg:x1="12.674cm" svg:y1="18.965cm" svg:x2="11.408cm" svg:y2="15.663cm" draw:end-shape="id68" draw:end-glue-point="2">
          <text:p text:style-name="P2"/>
        </draw:connector>
        <draw:custom-shape draw:style-name="gr15" draw:text-style-name="P8" draw:id="id69" draw:layer="layout" svg:width="1.397cm" svg:height="0.635cm" draw:transform="rotate (1.5707963267946) translate (11.091cm 9.948cm)">
          <draw:glue-point draw:id="4" svg:x="4.992cm" svg:y="0.669cm"/>
          <text:p text:style-name="P4"><text:span text:style-name="T4">#MREG</text:span></text:p>
          <draw:enhanced-geometry svg:viewBox="0 0 21600 21600" draw:type="rectangle" draw:enhanced-path="M 0 0 L 21600 0 21600 21600 0 21600 0 0 Z N"/>
        </draw:custom-shape>
        <draw:connector draw:style-name="gr11" draw:text-style-name="P1" draw:layer="layout" draw:line-skew="1.492cm" svg:x1="8.297cm" svg:y1="9.313cm" svg:x2="11.091cm" svg:y2="9.249cm" draw:start-shape="id44" draw:start-glue-point="1" draw:end-shape="id69" draw:end-glue-point="3">
          <text:p text:style-name="P2"/>
        </draw:connector>
        <draw:connector draw:style-name="gr11" draw:text-style-name="P1" draw:layer="layout" svg:x1="2.328cm" svg:y1="10.582cm" svg:x2="11.091cm" svg:y2="10.583cm" draw:start-shape="id43" draw:start-glue-point="1" draw:end-shape="id70" draw:end-glue-point="3">
          <text:p text:style-name="P2"/>
        </draw:connector>
        <draw:connector draw:style-name="gr11" draw:text-style-name="P1" draw:layer="layout" draw:line-skew="0.191cm" svg:x1="11.724cm" svg:y1="7.774cm" svg:x2="13.378cm" svg:y2="8.932cm" draw:start-shape="id55" draw:start-glue-point="4" draw:end-shape="id71" draw:end-glue-point="5">
          <text:p text:style-name="P2"/>
        </draw:connector>
        <draw:g draw:id="id71">
          <draw:glue-point draw:id="4" svg:x="-4.996cm" svg:y="-4cm"/>
          <draw:glue-point draw:id="5" svg:x="-4.996cm" svg:y="-3.5cm"/>
          <draw:glue-point draw:id="6" svg:x="-4.996cm" svg:y="1.5cm"/>
          <draw:glue-point draw:id="7" svg:x="-4.996cm" svg:y="3cm"/>
          <draw:glue-point draw:id="8" svg:x="5.003cm" svg:y="3cm"/>
          <draw:path draw:style-name="gr9" draw:text-style-name="P1" draw:layer="layout" svg:width="1.587cm" svg:height="0.952cm" svg:x="13.377cm" svg:y="8.551cm" svg:viewBox="0 0 1588 953" svg:d="m317 635c0 107 0 212 0 317 0-107 0-212 0-317-105 0-210 0-317 0 107 0 212 0 317 0-107 0-212 0-317 0 0-211 0-422 0-635 529 0 1058 0 1587 0-529 0-1058 0-1587 0 0 211 0 422 0 635 0-211 0-422 0-635 529 0 1058 0 1587 0 0 211 0 422 0 635 0-211 0-213 0 0-105 0-210 0-317 0 105 0 210 0 317 0-105 0-210 0-317 0 0 105 0 210 0 317 0-105 0-210 0-317 0 105 0 210 0 317-319 0-636 0-953 0z">
            <draw:glue-point draw:id="4" svg:x="-4.996cm" svg:y="-0.997cm"/>
            <text:p text:style-name="P2"/>
          </draw:path>
          <draw:path draw:style-name="gr9" draw:text-style-name="P1" draw:layer="layout" svg:width="1.587cm" svg:height="1.588cm" svg:x="13.377cm" svg:y="9.503cm" svg:viewBox="0 0 1588 1589" svg:d="m0 0c529 0 1058 0 1587 0 0 529 0 1058 0 1588-529 0-1058 0-1587 0 0-529 0-1058 0-1588z">
            <draw:glue-point draw:id="4" svg:x="-4.996cm" svg:y="1.801cm"/>
            <draw:glue-point draw:id="5" svg:x="-4.996cm" svg:y="-0.598cm"/>
            <text:p text:style-name="P2"/>
          </draw:path>
          <draw:frame draw:style-name="gr10" draw:text-style-name="P6" draw:layer="layout" svg:width="1.587cm" svg:height="0.569cm" svg:x="13.377cm" svg:y="8.617cm">
            <draw:text-box>
              <text:p text:style-name="P4"><text:span text:style-name="T4">MUX</text:span></text:p>
            </draw:text-box>
          </draw:frame>
        </draw:g>
        <draw:connector draw:style-name="gr11" draw:text-style-name="P1" draw:layer="layout" svg:x1="11.724cm" svg:y1="10.583cm" svg:x2="13.378cm" svg:y2="10.583cm" draw:start-shape="id70" draw:start-glue-point="4" draw:end-shape="id71" draw:end-glue-point="7">
          <text:p text:style-name="P2"/>
        </draw:connector>
        <draw:connector draw:style-name="gr11" draw:text-style-name="P1" draw:layer="layout" draw:line-skew="0.191cm" svg:x1="11.724cm" svg:y1="9.342cm" svg:x2="13.378cm" svg:y2="10.202cm" draw:start-shape="id69" draw:start-glue-point="4" draw:end-shape="id71" draw:end-glue-point="6">
          <text:p text:style-name="P2"/>
        </draw:connector>
        <draw:connector draw:style-name="gr11" draw:text-style-name="P1" draw:layer="layout" svg:x1="14.963cm" svg:y1="10.583cm" svg:x2="16.106cm" svg:y2="9.838cm" draw:start-shape="id71" draw:start-glue-point="8" draw:end-shape="id58" draw:end-glue-point="7">
          <text:p text:style-name="P2"/>
        </draw:connector>
        <draw:connector draw:style-name="gr11" draw:text-style-name="P1" draw:layer="layout" svg:x1="11.724cm" svg:y1="7.774cm" svg:x2="16.106cm" svg:y2="7.79cm" draw:start-shape="id55" draw:start-glue-point="4" draw:end-shape="id58" draw:end-glue-point="9">
          <text:p text:style-name="P2"/>
        </draw:connector>
      </draw:page>
      <draw:page draw:name="Decode Stage" draw:style-name="dp1" draw:master-page-name="Default">
        <draw:rect draw:style-name="gr1" draw:text-style-name="P1" draw:layer="layout" svg:width="28.778cm" svg:height="20.114cm" svg:x="0.423cm" svg:y="0.425cm">
          <text:p text:style-name="P2"/>
        </draw:rect>
        <draw:rect draw:style-name="gr28" draw:text-style-name="P11" draw:layer="layout" svg:width="2.857cm" svg:height="0.319cm" svg:x="6.624cm" svg:y="1.058cm">
          <text:p text:style-name="P4"><text:span text:style-name="T5">R0</text:span></text:p>
        </draw:rect>
        <draw:rect draw:style-name="gr28" draw:text-style-name="P11" draw:layer="layout" svg:width="2.857cm" svg:height="0.953cm" svg:x="6.624cm" svg:y="1.375cm">
          <text:p text:style-name="P4"><text:span text:style-name="T5">...</text:span></text:p>
        </draw:rect>
        <draw:rect draw:style-name="gr28" draw:text-style-name="P11" draw:layer="layout" svg:width="2.857cm" svg:height="0.319cm" svg:x="6.624cm" svg:y="2.326cm">
          <text:p text:style-name="P4"><text:span text:style-name="T5">R12</text:span></text:p>
        </draw:rect>
        <draw:rect draw:style-name="gr28" draw:text-style-name="P11" draw:layer="layout" svg:width="2.857cm" svg:height="0.319cm" svg:x="6.624cm" svg:y="2.645cm">
          <text:p text:style-name="P4"><text:span text:style-name="T5">R13 = LR</text:span></text:p>
        </draw:rect>
        <draw:rect draw:style-name="gr28" draw:text-style-name="P11" draw:layer="layout" svg:width="2.857cm" svg:height="0.319cm" svg:x="6.624cm" svg:y="2.961cm">
          <text:p text:style-name="P4"><text:span text:style-name="T5">R14 = PC</text:span></text:p>
        </draw:rect>
        <draw:rect draw:style-name="gr28" draw:text-style-name="P11" draw:layer="layout" svg:width="2.857cm" svg:height="0.319cm" svg:x="6.624cm" svg:y="3.279cm">
          <text:p text:style-name="P4"><text:span text:style-name="T5">R15 = SR</text:span></text:p>
        </draw:rect>
        <draw:rect draw:style-name="gr16" draw:text-style-name="P5" draw:id="id88" draw:layer="layout" svg:width="2.54cm" svg:height="0.635cm" draw:transform="rotate (1.5707963267946) translate (5.671cm 3.598cm)">
          <text:p text:style-name="P4"><text:span text:style-name="T3">R Port 1:3</text:span></text:p>
        </draw:rect>
        <draw:rect draw:style-name="gr16" draw:text-style-name="P5" draw:layer="layout" svg:width="2.54cm" svg:height="0.635cm" draw:transform="rotate (1.5707963267946) translate (9.799cm 3.598cm)">
          <text:p text:style-name="P4"><text:span text:style-name="T3">W Port 1:3</text:span></text:p>
        </draw:rect>
        <draw:custom-shape draw:style-name="gr14" draw:text-style-name="P5" draw:id="id95" draw:layer="layout" svg:width="12.7cm" svg:height="0.635cm" draw:transform="rotate (1.5707963267946) translate (1.544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78" draw:layer="layout" svg:width="8.573cm" svg:height="0.635cm" draw:transform="rotate (1.5707963267946) translate (1.544cm 17.568cm)">
          <draw:glue-point draw:id="4" svg:x="4.992cm" svg:y="-2.307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167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92cm" svg:y="-2.703cm"/>
          <draw:glue-point draw:id="22" svg:x="4.992cm" svg:y="-3.1cm"/>
          <draw:glue-point draw:id="23" svg:x="4.992cm" svg:y="-3.518cm"/>
          <draw:glue-point draw:id="24" svg:x="4.992cm" svg:y="-3.887cm"/>
          <draw:glue-point draw:id="25" svg:x="4.992cm" svg:y="-4.628cm"/>
          <text:p text:style-name="P4"><text:span text:style-name="T4">IR</text:span></text:p>
          <draw:enhanced-geometry svg:viewBox="0 0 21600 21600" draw:mirror-horizontal="false" draw:mirror-vertical="false" draw:type="rectangle" draw:enhanced-path="M 0 0 L 21600 0 21600 21600 0 21600 0 0 Z N"/>
        </draw:custom-shape>
        <draw:custom-shape draw:style-name="gr14" draw:text-style-name="P5" draw:layer="layout" svg:width="12.7cm" svg:height="0.635cm" draw:transform="rotate (1.5707963267946) translate (17.099cm 18.52cm)">
          <text:p text:style-name="P2"/>
          <draw:enhanced-geometry svg:viewBox="0 0 21600 21600" draw:type="rectangle" draw:enhanced-path="M 0 0 L 21600 0 21600 21600 0 21600 0 0 Z N"/>
        </draw:custom-shape>
        <draw:frame draw:style-name="gr12" draw:text-style-name="P7" draw:layer="layout" svg:width="1.421cm" svg:height="0.64cm" svg:x="16.643cm" svg:y="5.185cm">
          <draw:text-box>
            <text:p text:style-name="P2"><text:span text:style-name="T3">ID/EX</text:span></text:p>
          </draw:text-box>
        </draw:frame>
        <draw:custom-shape draw:style-name="gr15" draw:text-style-name="P8" draw:id="id105" draw:layer="layout" svg:width="1.27cm" svg:height="0.635cm" draw:transform="rotate (1.5707963267946) translate (1.544cm 8.995cm)">
          <text:p text:style-name="P4"><text:span text:style-name="T4">#PC</text:span></text:p>
          <draw:enhanced-geometry svg:viewBox="0 0 21600 21600" draw:type="rectangle" draw:enhanced-path="M 0 0 L 21600 0 21600 21600 0 21600 0 0 Z N"/>
        </draw:custom-shape>
        <draw:custom-shape draw:style-name="gr15" draw:text-style-name="P8" draw:id="id106" draw:layer="layout" svg:width="1.27cm" svg:height="0.635cm" draw:transform="rotate (1.5707963267946) translate (17.099cm 8.36cm)">
          <text:p text:style-name="P4"><text:span text:style-name="T4">#PC</text:span></text:p>
          <draw:enhanced-geometry svg:viewBox="0 0 21600 21600" draw:type="rectangle" draw:enhanced-path="M 0 0 L 21600 0 21600 21600 0 21600 0 0 Z N"/>
        </draw:custom-shape>
        <draw:rect draw:style-name="gr16" draw:text-style-name="P5" draw:id="id72" draw:layer="layout" svg:width="2.54cm" svg:height="1.27cm" svg:x="5.989cm" svg:y="8.678cm">
          <text:p text:style-name="P4"><text:span text:style-name="T3">OPCODE </text:span></text:p>
          <text:p text:style-name="P4"><text:span text:style-name="T3">Extender</text:span></text:p>
        </draw:rect>
        <draw:custom-shape draw:style-name="gr15" draw:text-style-name="P8" draw:id="id73" draw:layer="layout" svg:width="1.905cm" svg:height="0.635cm" draw:transform="rotate (1.5707963267946) translate (17.099cm 10.265cm)">
          <text:p text:style-name="P4"><text:span text:style-name="T4">5-Bit Opcode</text:span></text:p>
          <draw:enhanced-geometry svg:viewBox="0 0 21600 21600" draw:type="rectangle" draw:enhanced-path="M 0 0 L 21600 0 21600 21600 0 21600 0 0 Z N"/>
        </draw:custom-shape>
        <draw:connector draw:style-name="gr11" draw:text-style-name="P1" draw:layer="layout" svg:x1="8.529cm" svg:y1="9.313cm" svg:x2="17.099cm" svg:y2="9.312cm" draw:start-shape="id72" draw:start-glue-point="1" draw:end-shape="id73" draw:end-glue-point="3">
          <text:p text:style-name="P2"/>
        </draw:connector>
        <draw:rect draw:style-name="gr16" draw:text-style-name="P5" draw:id="id74" draw:layer="layout" svg:width="2.54cm" svg:height="1.27cm" svg:x="6.003cm" svg:y="10.283cm">
          <draw:glue-point draw:id="4" svg:x="-4.984cm" svg:y="-2.181cm"/>
          <draw:glue-point draw:id="5" svg:x="-5cm" svg:y="0.181cm"/>
          <draw:glue-point draw:id="6" svg:x="-4.984cm" svg:y="0.496cm"/>
          <draw:glue-point draw:id="7" svg:x="-4.984cm" svg:y="3.173cm"/>
          <draw:glue-point draw:id="8" svg:x="0cm" svg:y="1.001cm"/>
          <text:p text:style-name="P4"><text:span text:style-name="T3">Cond</text:span></text:p>
          <text:p text:style-name="P4"><text:span text:style-name="T3">Decode</text:span></text:p>
        </draw:rect>
        <draw:frame draw:style-name="gr33" draw:text-style-name="P6" draw:layer="layout" svg:width="1.653cm" svg:height="0.369cm" svg:x="2.423cm" svg:y="10.963cm">
          <draw:text-box>
            <text:p text:style-name="P2"><text:span text:style-name="T4">IR[12:10]</text:span></text:p>
          </draw:text-box>
        </draw:frame>
        <draw:frame draw:style-name="gr34" draw:text-style-name="P6" draw:layer="layout" svg:width="1.497cm" svg:height="0.369cm" svg:x="2.423cm" svg:y="10.623cm">
          <draw:text-box>
            <text:p text:style-name="P2"><text:span text:style-name="T4">IR[10:8]</text:span></text:p>
          </draw:text-box>
        </draw:frame>
        <draw:frame draw:style-name="gr35" draw:text-style-name="P6" draw:layer="layout" svg:width="1.27cm" svg:height="0.369cm" svg:x="2.423cm" svg:y="10.283cm">
          <draw:text-box>
            <text:p text:style-name="P2"><text:span text:style-name="T4">IR[15]</text:span></text:p>
          </draw:text-box>
        </draw:frame>
        <draw:custom-shape draw:style-name="gr15" draw:text-style-name="P8" draw:id="id102" draw:layer="layout" svg:width="1.905cm" svg:height="0.635cm" draw:transform="rotate (1.5707963267946) translate (17.099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8.543cm" svg:y1="10.918cm" svg:x2="11.608cm" svg:y2="10.642cm" draw:start-shape="id74" draw:start-glue-point="1" draw:end-shape="id75" draw:end-glue-point="4">
          <text:p text:style-name="P2"/>
        </draw:connector>
        <draw:custom-shape draw:style-name="gr15" draw:text-style-name="P8" draw:id="id77" draw:layer="layout" svg:width="1.28cm" svg:height="0.635cm" draw:transform="rotate (1.5707963267946) translate (17.099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85" draw:layer="layout" svg:width="1.27cm" svg:height="0.635cm" draw:transform="rotate (1.5707963267946) translate (17.099cm 15.98cm)">
          <text:p text:style-name="P4"><text:span text:style-name="T4">#rY</text:span></text:p>
          <draw:enhanced-geometry svg:viewBox="0 0 21600 21600" draw:type="rectangle" draw:enhanced-path="M 0 0 L 21600 0 21600 21600 0 21600 0 0 Z N"/>
        </draw:custom-shape>
        <draw:custom-shape draw:style-name="gr15" draw:text-style-name="P8" draw:id="id86" draw:layer="layout" svg:width="1.27cm" svg:height="0.635cm" draw:transform="rotate (1.5707963267946) translate (17.099cm 17.25cm)">
          <draw:glue-point draw:id="4" svg:x="4.992cm" svg:y="2.503cm"/>
          <text:p text:style-name="P4"><text:span text:style-name="T4">#rZ</text:span></text:p>
          <draw:enhanced-geometry svg:viewBox="0 0 21600 21600" draw:mirror-horizontal="false" draw:mirror-vertical="false" draw:type="rectangle" draw:enhanced-path="M 0 0 L 21600 0 21600 21600 0 21600 0 0 Z N"/>
        </draw:custom-shape>
        <draw:rect draw:style-name="gr16" draw:text-style-name="P5" draw:id="id76" draw:layer="layout" svg:width="2.54cm" svg:height="1.587cm" svg:x="5.989cm" svg:y="11.853cm">
          <draw:glue-point draw:id="4" svg:x="-5cm" svg:y="-2.999cm"/>
          <draw:glue-point draw:id="5" svg:x="-5cm" svg:y="3.005cm"/>
          <draw:glue-point draw:id="6" svg:x="5cm" svg:y="-2.496cm"/>
          <draw:glue-point draw:id="7" svg:x="5cm" svg:y="2.503cm"/>
          <draw:glue-point draw:id="8" svg:x="-5cm" svg:y="-0.995cm"/>
          <draw:glue-point draw:id="9" svg:x="-5cm" svg:y="1.001cm"/>
          <text:p text:style-name="P4"><text:span text:style-name="T3">rX</text:span></text:p>
          <text:p text:style-name="P4"><text:span text:style-name="T3">Decode + Fetch</text:span></text:p>
        </draw:rect>
        <draw:frame draw:style-name="gr36" draw:text-style-name="P6" draw:layer="layout" svg:width="1.497cm" svg:height="0.369cm" svg:x="2.496cm" svg:y="12.17cm">
          <draw:text-box>
            <text:p text:style-name="P2"><text:span text:style-name="T4">IR[11:8]</text:span></text:p>
          </draw:text-box>
        </draw:frame>
        <draw:frame draw:style-name="gr19" draw:text-style-name="P6" draw:layer="layout" svg:width="1.428cm" svg:height="0.317cm" svg:x="2.496cm" svg:y="12.488cm">
          <draw:text-box>
            <text:p text:style-name="P2"><text:span text:style-name="T4">IR[7:4]</text:span></text:p>
          </draw:text-box>
        </draw:frame>
        <draw:frame draw:style-name="gr19" draw:text-style-name="P6" draw:layer="layout" svg:width="1.645cm" svg:height="0.317cm" svg:x="2.496cm" svg:y="11.853cm">
          <draw:text-box>
            <text:p text:style-name="P2"><text:span text:style-name="T4">IR[15:13]</text:span></text:p>
          </draw:text-box>
        </draw:frame>
        <draw:connector draw:style-name="gr11" draw:text-style-name="P1" draw:layer="layout" draw:line-skew="3.079cm" svg:x1="8.529cm" svg:y1="13.043cm" svg:x2="17.099cm" svg:y2="14.07cm" draw:start-shape="id76" draw:start-glue-point="7" draw:end-shape="id77" draw:end-glue-point="3">
          <text:p text:style-name="P2"/>
        </draw:connector>
        <draw:connector draw:style-name="gr11" draw:text-style-name="P1" draw:layer="layout" svg:x1="2.177cm" svg:y1="10.624cm" svg:x2="6.008cm" svg:y2="10.642cm" draw:start-shape="id78" draw:start-glue-point="22" draw:end-shape="id74" draw:end-glue-point="4">
          <text:p text:style-name="P2"/>
        </draw:connector>
        <draw:connector draw:style-name="gr11" draw:text-style-name="P1" draw:layer="layout" svg:x1="2.177cm" svg:y1="10.964cm" svg:x2="6.008cm" svg:y2="10.98cm" draw:start-shape="id78" draw:start-glue-point="21" draw:end-shape="id74" draw:end-glue-point="6">
          <text:p text:style-name="P2"/>
        </draw:connector>
        <draw:connector draw:style-name="gr11" draw:text-style-name="P1" draw:layer="layout" svg:x1="2.177cm" svg:y1="11.304cm" svg:x2="6.008cm" svg:y2="11.32cm" draw:start-shape="id78" draw:start-glue-point="4" draw:end-shape="id74" draw:end-glue-point="7">
          <text:p text:style-name="P2"/>
        </draw:connector>
        <draw:connector draw:style-name="gr11" draw:text-style-name="P1" draw:layer="layout" svg:x1="2.177cm" svg:y1="12.171cm" svg:x2="5.989cm" svg:y2="12.171cm" draw:start-shape="id78" draw:start-glue-point="7" draw:end-shape="id76" draw:end-glue-point="4">
          <text:p text:style-name="P2"/>
        </draw:connector>
        <draw:connector draw:style-name="gr11" draw:text-style-name="P1" draw:layer="layout" svg:x1="2.177cm" svg:y1="12.489cm" svg:x2="5.989cm" svg:y2="12.489cm" draw:start-shape="id78" draw:start-glue-point="9" draw:end-shape="id76" draw:end-glue-point="8">
          <text:p text:style-name="P2"/>
        </draw:connector>
        <draw:connector draw:style-name="gr11" draw:text-style-name="P1" draw:layer="layout" svg:x1="2.177cm" svg:y1="12.806cm" svg:x2="5.989cm" svg:y2="12.804cm" draw:start-shape="id78" draw:start-glue-point="10" draw:end-shape="id76" draw:end-glue-point="9">
          <text:p text:style-name="P2"/>
        </draw:connector>
        <draw:connector draw:style-name="gr11" draw:text-style-name="P1" draw:layer="layout" svg:x1="2.177cm" svg:y1="14.074cm" svg:x2="5.989cm" svg:y2="14.075cm" draw:start-shape="id78" draw:start-glue-point="14" draw:end-shape="id79">
          <text:p text:style-name="P2"/>
        </draw:connector>
        <draw:frame draw:style-name="gr19" draw:text-style-name="P6" draw:layer="layout" svg:width="1.588cm" svg:height="0.369cm" svg:x="2.496cm" svg:y="13.758cm">
          <draw:text-box>
            <text:p text:style-name="P2"><text:span text:style-name="T4">IR[3:0]</text:span></text:p>
          </draw:text-box>
        </draw:frame>
        <draw:rect draw:style-name="gr16" draw:text-style-name="P5" draw:id="id80" draw:layer="layout" svg:width="2.54cm" svg:height="1.27cm" svg:x="5.989cm" svg:y="14.71cm">
          <draw:glue-point draw:id="4" svg:x="-5cm" svg:y="-2.496cm"/>
          <draw:glue-point draw:id="5" svg:x="-5cm" svg:y="2.503cm"/>
          <draw:glue-point draw:id="6" svg:x="5cm" svg:y="2.503cm"/>
          <draw:glue-point draw:id="7" svg:x="5cm" svg:y="-2.377cm"/>
          <text:p text:style-name="P4"><text:span text:style-name="T3">rZ</text:span></text:p>
          <text:p text:style-name="P4"><text:span text:style-name="T3">Decode + Fetch</text:span></text:p>
        </draw:rect>
        <draw:connector draw:style-name="gr11" draw:text-style-name="P1" draw:layer="layout" svg:x1="2.177cm" svg:y1="15.344cm" svg:x2="5.989cm" svg:y2="15.345cm" draw:start-shape="id78" draw:start-glue-point="13" draw:end-shape="id80" draw:end-glue-point="3">
          <text:p text:style-name="P2"/>
        </draw:connector>
        <draw:rect draw:style-name="gr16" draw:text-style-name="P5" draw:id="id82" draw:layer="layout" svg:width="1.588cm" svg:height="1.27cm" svg:x="4.401cm" svg:y="16.615cm">
          <draw:glue-point draw:id="4" svg:x="-5cm" svg:y="-2.496cm"/>
          <draw:glue-point draw:id="5" svg:x="-5cm" svg:y="2.503cm"/>
          <text:p text:style-name="P4"><text:span text:style-name="T3">IMM8</text:span></text:p>
          <text:p text:style-name="P4"><text:span text:style-name="T3">Expand</text:span></text:p>
        </draw:rect>
        <draw:rect draw:style-name="gr16" draw:text-style-name="P5" draw:id="id83" draw:layer="layout" svg:width="1.588cm" svg:height="1.27cm" svg:x="4.401cm" svg:y="17.885cm">
          <draw:glue-point draw:id="4" svg:x="-5cm" svg:y="-2.496cm"/>
          <draw:glue-point draw:id="5" svg:x="-5cm" svg:y="2.503cm"/>
          <text:p text:style-name="P4"><text:span text:style-name="T3">IMM4</text:span></text:p>
          <text:p text:style-name="P4"><text:span text:style-name="T3">Expand</text:span></text:p>
        </draw:rect>
        <draw:g draw:id="id81">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87cm" svg:height="0.952cm" svg:x="6.942cm" svg:y="16.615cm" svg:viewBox="0 0 1588 953" svg:d="m317 635c0 107 0 212 0 317 0-107 0-212 0-317-105 0-210 0-317 0 107 0 212 0 317 0-107 0-212 0-317 0 0-211 0-422 0-635 529 0 1058 0 1587 0-529 0-1058 0-1587 0 0 211 0 422 0 635 0-211 0-422 0-635 529 0 1058 0 1587 0 0 211 0 422 0 635 0-211 0-422 0-635 0 211 0 422 0 635-105 0-210 0-317 0 105 0 210 0 317 0-105 0-210 0-317 0 0 105 0 210 0 317 0-105 0-210 0-317 0 105 0 210 0 317-319 0-636 0-953 0z">
            <text:p text:style-name="P2"/>
          </draw:path>
          <draw:path draw:style-name="gr9" draw:text-style-name="P1" draw:layer="layout" svg:width="1.587cm" svg:height="1.588cm" svg:x="6.942cm" svg:y="17.567cm" svg:viewBox="0 0 1588 1589" svg:d="m0 0c529 0 1058 0 1587 0 0 529 0 1058 0 1588-529 0-1058 0-1587 0 0-529 0-1058 0-1588z">
            <text:p text:style-name="P2"/>
          </draw:path>
          <draw:frame draw:style-name="gr10" draw:text-style-name="P6" draw:layer="layout" svg:width="1.587cm" svg:height="0.569cm" svg:x="6.942cm" svg:y="16.681cm">
            <draw:text-box>
              <text:p text:style-name="P4"><text:span text:style-name="T4">MUX</text:span></text:p>
            </draw:text-box>
          </draw:frame>
        </draw:g>
        <draw:connector draw:style-name="gr11" draw:text-style-name="P1" draw:layer="layout" draw:line-skew="1.746cm" svg:x1="2.177cm" svg:y1="16.297cm" svg:x2="6.943cm" svg:y2="16.933cm" draw:start-shape="id78" draw:start-glue-point="17" draw:end-shape="id81" draw:end-glue-point="10">
          <text:p text:style-name="P2"/>
        </draw:connector>
        <draw:frame draw:style-name="gr19" draw:text-style-name="P6" draw:layer="layout" svg:width="1.588cm" svg:height="0.37cm" svg:x="2.496cm" svg:y="15.98cm">
          <draw:text-box>
            <text:p text:style-name="P2"><text:span text:style-name="T4">IR[15]</text:span></text:p>
          </draw:text-box>
        </draw:frame>
        <draw:connector draw:style-name="gr11" draw:text-style-name="P1" draw:layer="layout" draw:line-skew="-0.16cm" svg:x1="5.989cm" svg:y1="17.25cm" svg:x2="6.943cm" svg:y2="18.201cm" draw:start-shape="id82" draw:start-glue-point="1" draw:end-shape="id81" draw:end-glue-point="6">
          <text:p text:style-name="P2"/>
        </draw:connector>
        <draw:connector draw:style-name="gr11" draw:text-style-name="P1" draw:layer="layout" svg:x1="5.989cm" svg:y1="18.52cm" svg:x2="6.942cm" svg:y2="18.52cm" draw:start-shape="id83" draw:start-glue-point="1" draw:end-shape="id81" draw:end-glue-point="5">
          <text:p text:style-name="P2"/>
        </draw:connector>
        <draw:connector draw:style-name="gr11" draw:text-style-name="P1" draw:layer="layout" draw:line-skew="0.476cm" svg:x1="2.177cm" svg:y1="16.614cm" svg:x2="4.401cm" svg:y2="17.25cm" draw:start-shape="id78" draw:start-glue-point="18" draw:end-shape="id82" draw:end-glue-point="3">
          <text:p text:style-name="P2"/>
        </draw:connector>
        <draw:connector draw:style-name="gr11" draw:text-style-name="P1" draw:layer="layout" draw:line-skew="0.159cm" svg:x1="2.177cm" svg:y1="16.932cm" svg:x2="4.401cm" svg:y2="18.52cm" draw:start-shape="id78" draw:start-glue-point="19" draw:end-shape="id83" draw:end-glue-point="3">
          <text:p text:style-name="P2"/>
        </draw:connector>
        <draw:frame draw:style-name="gr19" draw:text-style-name="P6" draw:layer="layout" svg:width="1.27cm" svg:height="0.37cm" svg:x="2.496cm" svg:y="16.563cm">
          <draw:text-box>
            <text:p text:style-name="P2"><text:span text:style-name="T4">IR[3:0]</text:span></text:p>
          </draw:text-box>
        </draw:frame>
        <draw:frame draw:style-name="gr19" draw:text-style-name="P6" draw:layer="layout" svg:width="1.27cm" svg:height="0.37cm" svg:x="2.496cm" svg:y="16.298cm">
          <draw:text-box>
            <text:p text:style-name="P2"><text:span text:style-name="T4">IR[7:0]</text:span></text:p>
          </draw:text-box>
        </draw:frame>
        <draw:custom-shape draw:style-name="gr15" draw:text-style-name="P8" draw:id="id84" draw:layer="layout" svg:width="1.27cm" svg:height="0.635cm" draw:transform="rotate (1.5707963267946) translate (17.099cm 18.52cm)">
          <text:p text:style-name="P4"><text:span text:style-name="T4">#IMM16</text:span></text:p>
          <draw:enhanced-geometry svg:viewBox="0 0 21600 21600" draw:type="rectangle" draw:enhanced-path="M 0 0 L 21600 0 21600 21600 0 21600 0 0 Z N"/>
        </draw:custom-shape>
        <draw:connector draw:style-name="gr11" draw:text-style-name="P1" draw:id="id97" draw:layer="layout" draw:line-skew="1.885cm" svg:x1="11.677cm" svg:y1="19.659cm" svg:x2="17.099cm" svg:y2="17.885cm" draw:end-shape="id84" draw:end-glue-point="3">
          <text:p text:style-name="P2"/>
        </draw:connector>
        <draw:frame draw:style-name="gr19" draw:text-style-name="P6" draw:layer="layout" svg:width="1.588cm" svg:height="0.369cm" svg:x="2.496cm" svg:y="14.976cm">
          <draw:text-box>
            <text:p text:style-name="P2"><text:span text:style-name="T4">IR[9:8]</text:span></text:p>
          </draw:text-box>
        </draw:frame>
        <draw:connector draw:style-name="gr11" draw:text-style-name="P1" draw:layer="layout" svg:x1="2.177cm" svg:y1="9.314cm" svg:x2="5.989cm" svg:y2="9.313cm" draw:start-shape="id78" draw:start-glue-point="25" draw:end-shape="id72" draw:end-glue-point="3">
          <text:p text:style-name="P2"/>
        </draw:connector>
        <draw:custom-shape draw:style-name="gr15" draw:text-style-name="P8" draw:id="id93" draw:layer="layout" svg:width="1.27cm" svg:height="0.635cm" draw:transform="rotate (1.5707963267946) translate (17.099cm 7.09cm)">
          <text:p text:style-name="P4"><text:span text:style-name="T4">#SR</text:span></text:p>
          <draw:enhanced-geometry svg:viewBox="0 0 21600 21600" draw:type="rectangle" draw:enhanced-path="M 0 0 L 21600 0 21600 21600 0 21600 0 0 Z N"/>
        </draw:custom-shape>
        <draw:rect draw:style-name="gr16" draw:text-style-name="P5" draw:id="id79" draw:layer="layout" svg:width="2.54cm" svg:height="1.27cm" svg:x="5.989cm" svg:y="13.44cm">
          <draw:glue-point draw:id="4" svg:x="-5cm" svg:y="-2.496cm"/>
          <draw:glue-point draw:id="5" svg:x="-5cm" svg:y="2.503cm"/>
          <draw:glue-point draw:id="6" svg:x="5cm" svg:y="2.503cm"/>
          <draw:glue-point draw:id="7" svg:x="5cm" svg:y="-1.748cm"/>
          <text:p text:style-name="P4"><text:span text:style-name="T3">rY</text:span></text:p>
          <text:p text:style-name="P4"><text:span text:style-name="T3">Decode + Fetch</text:span></text:p>
        </draw:rect>
        <draw:connector draw:style-name="gr11" draw:text-style-name="P1" draw:layer="layout" draw:line-skew="2.739cm" svg:x1="8.529cm" svg:y1="13.854cm" svg:x2="17.099cm" svg:y2="15.345cm" draw:start-shape="id79" draw:start-glue-point="7" draw:end-shape="id85" draw:end-glue-point="3">
          <text:p text:style-name="P2"/>
        </draw:connector>
        <draw:connector draw:style-name="gr11" draw:text-style-name="P1" draw:layer="layout" draw:line-skew="2.399cm" svg:x1="8.529cm" svg:y1="15.044cm" svg:x2="17.099cm" svg:y2="16.615cm" draw:start-shape="id80" draw:start-glue-point="7" draw:end-shape="id86" draw:end-glue-point="3">
          <text:p text:style-name="P2"/>
        </draw:connector>
        <draw:custom-shape draw:style-name="gr15" draw:text-style-name="P8" draw:id="id87" draw:layer="layout" svg:width="1.28cm" svg:height="0.635cm" draw:transform="rotate (1.5707963267946) translate (17.1cm 13.43cm)">
          <draw:glue-point draw:id="4" svg:x="4.992cm" svg:y="-2.437cm"/>
          <text:p text:style-name="P4"><text:span text:style-name="T4">rX</text:span></text:p>
          <draw:enhanced-geometry svg:viewBox="0 0 21600 21600" draw:type="rectangle" draw:enhanced-path="M 0 0 L 21600 0 21600 21600 0 21600 0 0 Z N"/>
        </draw:custom-shape>
        <draw:frame draw:style-name="gr35" draw:text-style-name="P6" draw:layer="layout" svg:width="1.653cm" svg:height="0.369cm" svg:x="2.496cm" svg:y="8.995cm">
          <draw:text-box>
            <text:p text:style-name="P2"><text:span text:style-name="T4">IR[15:11]</text:span></text:p>
          </draw:text-box>
        </draw:frame>
        <draw:connector draw:style-name="gr11" draw:text-style-name="P1" draw:layer="layout" draw:line-skew="3.419cm" svg:x1="8.529cm" svg:y1="12.25cm" svg:x2="17.1cm" svg:y2="12.79cm" draw:start-shape="id76" draw:start-glue-point="6" draw:end-shape="id87" draw:end-glue-point="3">
          <text:p text:style-name="P2"/>
        </draw:connector>
        <draw:line draw:style-name="gr26" draw:text-style-name="P1" draw:layer="layout" svg:x1="4.084cm" svg:y1="13.123cm" svg:x2="4.084cm" svg:y2="6.138cm">
          <text:p text:style-name="P2"/>
        </draw:line>
        <draw:frame draw:style-name="gr37" draw:text-style-name="P13" draw:layer="layout" svg:width="11.05cm" svg:height="2.925cm" svg:x="13.683cm" svg:y="2.088cm">
          <draw:text-box>
            <text:list text:style-name="L1">
              <text:list-item>
                <text:p text:style-name="P12"><text:span text:style-name="T4"><text:s/></text:span><text:span text:style-name="T4">Extendes 3/5 Bit Opcodes to common5 Bit</text:span></text:p>
              </text:list-item>
            </text:list>
            <text:list text:style-name="L1">
              <text:list-item>
                <text:p text:style-name="P12"><text:span text:style-name="T4"><text:s/></text:span><text:span text:style-name="T4">Decodes Conditional Bits from IR</text:span></text:p>
              </text:list-item>
            </text:list>
            <text:list text:style-name="L1">
              <text:list-item>
                <text:p text:style-name="P12"><text:span text:style-name="T4"><text:s/></text:span><text:span text:style-name="T4">Decode + Fetch rX,rY,rZ numbers</text:span></text:p>
              </text:list-item>
            </text:list>
            <text:list text:style-name="L1">
              <text:list-item>
                <text:p text:style-name="P12"><text:span text:style-name="T4"><text:s/></text:span><text:span text:style-name="T4">Sign extend 8-Bit and 4-Bit values</text:span></text:p>
              </text:list-item>
            </text:list>
            <text:list text:style-name="L1">
              <text:list-item>
                <text:p text:style-name="P12"><text:span text:style-name="T4"><text:s/></text:span><text:span text:style-name="T4">Pass rX address (Used in WB)</text:span></text:p>
              </text:list-item>
            </text:list>
            <text:list text:style-name="L1">
              <text:list-item>
                <text:p text:style-name="P12"><text:span text:style-name="T4"><text:s/></text:span><text:span text:style-name="T4">Check if status register (SR) is set from last instruction. If not, stall the pipeline</text:span></text:p>
              </text:list-item>
            </text:list>
            <text:list text:style-name="L1">
              <text:list-item>
                <text:p text:style-name="P12"><text:span text:style-name="T4"><text:s/></text:span><text:span text:style-name="T4">Check if registers rX, rY and rZ are written back already. If not, stall the pipeline.</text:span></text:p>
              </text:list-item>
            </text:list>
          </draw:text-box>
          <draw:glue-point draw:id="4" svg:x="-0.417cm" svg:y="5.001cm"/>
        </draw:frame>
        <draw:connector draw:style-name="gr26" draw:text-style-name="P1" draw:layer="layout" draw:type="line" svg:x1="5.671cm" svg:y1="2.328cm" svg:x2="4.084cm" svg:y2="2.328cm" draw:start-shape="id88" draw:start-glue-point="0" draw:end-shape="id89" draw:end-glue-point="0">
          <text:p text:style-name="P2"/>
        </draw:connector>
        <draw:line draw:style-name="gr26" draw:text-style-name="P1" draw:id="id91" draw:layer="layout" svg:x1="4.084cm" svg:y1="14.393cm" svg:x2="4.084cm" svg:y2="15.663cm">
          <text:p text:style-name="P2"/>
        </draw:line>
        <draw:line draw:style-name="gr26" draw:text-style-name="P1" draw:id="id90" draw:layer="layout" svg:x1="4.084cm" svg:y1="13.123cm" svg:x2="4.084cm" svg:y2="14.393cm">
          <text:p text:style-name="P2"/>
        </draw:line>
        <draw:connector draw:style-name="gr26" draw:text-style-name="P1" draw:layer="layout" draw:type="line" svg:x1="5.989cm" svg:y1="13.122cm" svg:x2="4.084cm" svg:y2="13.123cm" draw:start-shape="id76" draw:start-glue-point="5" draw:end-shape="id90" draw:end-glue-point="0">
          <text:p text:style-name="P2"/>
        </draw:connector>
        <draw:connector draw:style-name="gr26" draw:text-style-name="P1" draw:layer="layout" draw:type="line" svg:x1="5.989cm" svg:y1="14.392cm" svg:x2="4.084cm" svg:y2="14.393cm" draw:start-shape="id79" draw:start-glue-point="5" draw:end-shape="id91">
          <text:p text:style-name="P2"/>
        </draw:connector>
        <draw:connector draw:style-name="gr26" draw:text-style-name="P1" draw:layer="layout" draw:type="line" svg:x1="5.989cm" svg:y1="15.662cm" svg:x2="4.084cm" svg:y2="15.663cm" draw:start-shape="id80" draw:start-glue-point="5" draw:end-shape="id91" draw:end-glue-point="2">
          <text:p text:style-name="P2"/>
        </draw:connector>
        <draw:line draw:style-name="gr26" draw:text-style-name="P1" draw:layer="layout" svg:x1="4.084cm" svg:y1="15.663cm" svg:x2="4.084cm" svg:y2="15.98cm">
          <text:p text:style-name="P2"/>
        </draw:line>
        <draw:rect draw:style-name="gr16" draw:text-style-name="P5" draw:id="id92" draw:layer="layout" svg:width="2.54cm" svg:height="1.27cm" svg:x="5.989cm" svg:y="5.503cm">
          <text:p text:style-name="P4"><text:span text:style-name="T3">SR Fetch</text:span></text:p>
        </draw:rect>
        <draw:line draw:style-name="gr26" draw:text-style-name="P1" draw:id="id89" draw:layer="layout" svg:x1="4.084cm" svg:y1="6.138cm" svg:x2="4.084cm" svg:y2="2.328cm">
          <text:p text:style-name="P2"/>
        </draw:line>
        <draw:connector draw:style-name="gr26" draw:text-style-name="P1" draw:layer="layout" svg:x1="4.084cm" svg:y1="6.138cm" svg:x2="5.989cm" svg:y2="6.138cm" draw:start-shape="id89" draw:start-glue-point="2" draw:end-shape="id92" draw:end-glue-point="3">
          <text:p text:style-name="P2"/>
        </draw:connector>
        <draw:connector draw:style-name="gr11" draw:text-style-name="P1" draw:layer="layout" svg:x1="8.529cm" svg:y1="6.138cm" svg:x2="17.099cm" svg:y2="6.455cm" draw:start-shape="id92" draw:start-glue-point="1" draw:end-shape="id93" draw:end-glue-point="3">
          <text:p text:style-name="P2"/>
        </draw:connector>
        <draw:frame draw:style-name="gr19" draw:text-style-name="P6" draw:id="id94" draw:layer="layout" svg:width="4.897cm" svg:height="0.369cm" svg:x="2.496cm" svg:y="19.421cm">
          <draw:text-box>
            <text:p text:style-name="P2"><text:span text:style-name="T4">BUS [CLEAR_IN, STALL_IN]</text:span></text:p>
          </draw:text-box>
        </draw:frame>
        <draw:connector draw:style-name="gr20" draw:text-style-name="P1" draw:layer="layout" svg:x1="2.496cm" svg:y1="19.605cm" svg:x2="1.861cm" svg:y2="18.52cm" draw:start-shape="id94" draw:start-glue-point="3" draw:end-shape="id95" draw:end-glue-point="2">
          <text:p text:style-name="P2"/>
        </draw:connector>
        <draw:connector draw:style-name="gr26" draw:text-style-name="P1" draw:layer="layout" draw:type="line" svg:x1="12.021cm" svg:y1="2.328cm" svg:x2="10.434cm" svg:y2="2.328cm">
          <text:p text:style-name="P2"/>
        </draw:connector>
        <draw:connector draw:style-name="gr20" draw:text-style-name="P1" draw:layer="layout" draw:line-skew="-0.04cm" svg:x1="18.01cm" svg:y1="19.718cm" svg:x2="17.415cm" svg:y2="18.52cm" draw:start-shape="id96">
          <text:p text:style-name="P2"/>
        </draw:connector>
        <draw:frame draw:style-name="gr19" draw:text-style-name="P6" draw:id="id96" draw:layer="layout" svg:width="3.493cm" svg:height="0.85cm" svg:x="18.01cm" svg:y="19.293cm">
          <draw:text-box>
            <text:p text:style-name="P2"><text:span text:style-name="T4">BUS [CLEAR_IN, STALL_IN]</text:span></text:p>
          </draw:text-box>
        </draw:frame>
        <draw:rect draw:style-name="gr16" draw:text-style-name="P5" draw:id="id98" draw:layer="layout" svg:width="2.54cm" svg:height="1.905cm" svg:x="11.383cm" svg:y="16.018cm">
          <draw:glue-point draw:id="4" svg:x="-5cm" svg:y="-2.976cm"/>
          <draw:glue-point draw:id="5" svg:x="-5cm" svg:y="-1.191cm"/>
          <draw:glue-point draw:id="6" svg:x="5cm" svg:y="2.503cm"/>
          <draw:glue-point draw:id="7" svg:x="-5cm" svg:y="1.485cm"/>
          <draw:glue-point draw:id="8" svg:x="-5cm" svg:y="3.27cm"/>
          <text:p text:style-name="P4"><text:span text:style-name="T3">Check</text:span></text:p>
          <text:p text:style-name="P4"><text:span text:style-name="T3">Read-Ready /</text:span></text:p>
          <text:p text:style-name="P4"><text:span text:style-name="T3">Set lock bit</text:span></text:p>
        </draw:rect>
        <draw:connector draw:style-name="gr4" draw:text-style-name="P1" draw:layer="layout" draw:line-skew="-0.768cm" svg:x1="8.528cm" svg:y1="18.201cm" svg:x2="11.677cm" svg:y2="19.659cm" draw:start-shape="id81" draw:start-glue-point="9" draw:end-shape="id97" draw:end-glue-point="2">
          <text:p text:style-name="P2"/>
        </draw:connector>
        <draw:connector draw:style-name="gr11" draw:text-style-name="P1" draw:layer="layout" draw:line-skew="-1.033cm" svg:x1="8.529cm" svg:y1="15.662cm" svg:x2="11.383cm" svg:y2="17.252cm" draw:start-shape="id80" draw:start-glue-point="6" draw:end-shape="id98" draw:end-glue-point="7">
          <text:p text:style-name="P2"/>
        </draw:connector>
        <draw:connector draw:style-name="gr11" draw:text-style-name="P1" draw:layer="layout" draw:line-skew="-0.693cm" svg:x1="8.529cm" svg:y1="14.392cm" svg:x2="11.383cm" svg:y2="16.744cm" draw:start-shape="id79" draw:start-glue-point="6" draw:end-shape="id98" draw:end-glue-point="5">
          <text:p text:style-name="P2"/>
        </draw:connector>
        <draw:connector draw:style-name="gr11" draw:text-style-name="P1" draw:layer="layout" draw:line-skew="-0.353cm" svg:x1="8.529cm" svg:y1="12.25cm" svg:x2="11.383cm" svg:y2="16.404cm" draw:start-shape="id76" draw:start-glue-point="6" draw:end-shape="id98" draw:end-glue-point="4">
          <text:p text:style-name="P2"/>
        </draw:connector>
        <draw:frame draw:style-name="gr19" draw:text-style-name="P6" draw:id="id100" draw:layer="layout" svg:width="1.91cm" svg:height="0.709cm" svg:x="9.393cm" svg:y="18.824cm">
          <draw:text-box>
            <text:p text:style-name="P2"><text:span text:style-name="T4">Lock Flag Register</text:span></text:p>
          </draw:text-box>
        </draw:frame>
        <draw:connector draw:style-name="gr38" draw:text-style-name="P1" draw:layer="layout" svg:x1="13.923cm" svg:y1="16.97cm" svg:x2="14.978cm" svg:y2="18.924cm" draw:start-shape="id98" draw:start-glue-point="1" draw:end-shape="id99" draw:end-glue-point="0">
          <text:p text:style-name="P2"/>
        </draw:connector>
        <draw:frame draw:style-name="gr19" draw:text-style-name="P6" draw:id="id99" draw:layer="layout" svg:width="2.25cm" svg:height="0.369cm" svg:x="13.853cm" svg:y="18.924cm">
          <draw:text-box>
            <text:p text:style-name="P2"><text:span text:style-name="T4">STALL_OUT</text:span></text:p>
          </draw:text-box>
        </draw:frame>
        <draw:connector draw:style-name="gr11" draw:text-style-name="P1" draw:layer="layout" svg:x1="10.348cm" svg:y1="18.824cm" svg:x2="11.383cm" svg:y2="17.592cm" draw:start-shape="id100" draw:start-glue-point="0" draw:end-shape="id98" draw:end-glue-point="8">
          <text:p text:style-name="P2"/>
        </draw:connector>
        <draw:frame draw:style-name="gr19" draw:text-style-name="P6" draw:id="id101" draw:layer="layout" svg:width="2.76cm" svg:height="0.369cm" svg:x="11.263cm" svg:y="18.924cm">
          <draw:text-box>
            <text:p text:style-name="P2"><text:span text:style-name="T4">Set Lock Bit 0/1</text:span></text:p>
          </draw:text-box>
        </draw:frame>
        <draw:connector draw:style-name="gr38" draw:text-style-name="P1" draw:layer="layout" draw:line-skew="-0.321cm" svg:x1="12.653cm" svg:y1="17.923cm" svg:x2="12.643cm" svg:y2="18.924cm" draw:start-shape="id98" draw:start-glue-point="2" draw:end-shape="id101">
          <text:p text:style-name="P2"/>
        </draw:connector>
        <draw:rect draw:style-name="gr16" draw:text-style-name="P5" draw:id="id75" draw:layer="layout" svg:width="2.54cm" svg:height="1.27cm" svg:x="11.603cm" svg:y="10.283cm">
          <draw:glue-point draw:id="4" svg:x="-4.984cm" svg:y="-2.181cm"/>
          <draw:glue-point draw:id="5" svg:x="-5cm" svg:y="0.181cm"/>
          <draw:glue-point draw:id="6" svg:x="-4.984cm" svg:y="0.496cm"/>
          <draw:glue-point draw:id="7" svg:x="-4.984cm" svg:y="3.173cm"/>
          <draw:glue-point draw:id="8" svg:x="0cm" svg:y="1.001cm"/>
          <text:p text:style-name="P4"><text:span text:style-name="T3">Check</text:span></text:p>
          <text:p text:style-name="P4"><text:span text:style-name="T3">SR Ready</text:span></text:p>
        </draw:rect>
        <draw:connector draw:style-name="gr11" draw:text-style-name="P1" draw:id="id103" draw:layer="layout" draw:line-skew="1.196cm" svg:x1="13.476cm" svg:y1="9.922cm" svg:x2="17.099cm" svg:y2="11.217cm" draw:end-shape="id102" draw:end-glue-point="3">
          <text:p text:style-name="P2"/>
        </draw:connector>
        <draw:connector draw:style-name="gr39" draw:text-style-name="P1" draw:layer="layout" draw:line-skew="-1.254cm" svg:x1="8.543cm" svg:y1="10.918cm" svg:x2="13.476cm" svg:y2="9.922cm" draw:end-shape="id103" draw:end-glue-point="2">
          <text:p text:style-name="P2"/>
        </draw:connector>
        <draw:connector draw:style-name="gr38" draw:text-style-name="P1" draw:layer="layout" svg:x1="14.143cm" svg:y1="10.918cm" svg:x2="15.278cm" svg:y2="11.614cm" draw:start-shape="id75" draw:start-glue-point="1" draw:end-shape="id104" draw:end-glue-point="0">
          <text:p text:style-name="P2"/>
        </draw:connector>
        <draw:frame draw:style-name="gr19" draw:text-style-name="P6" draw:id="id104" draw:layer="layout" svg:width="2.25cm" svg:height="0.369cm" svg:x="14.153cm" svg:y="11.614cm">
          <draw:text-box>
            <text:p text:style-name="P2"><text:span text:style-name="T4">STALL_OUT</text:span></text:p>
          </draw:text-box>
        </draw:frame>
        <draw:connector draw:style-name="gr11" draw:text-style-name="P1" draw:layer="layout" svg:x1="2.179cm" svg:y1="8.36cm" svg:x2="17.099cm" svg:y2="7.725cm" draw:start-shape="id105" draw:start-glue-point="1" draw:end-shape="id106" draw:end-glue-point="3">
          <text:p text:style-name="P2"/>
        </draw:connector>
        <draw:g>
          <draw:frame draw:style-name="gr2" draw:text-style-name="P3" draw:layer="layout" svg:width="1.095cm" svg:height="0.725cm" svg:x="27.743cm" svg:y="19.817cm">
            <draw:text-box>
              <text:p text:style-name="P2"><text:span text:style-name="T1">1/1</text:span></text:p>
            </draw:text-box>
          </draw:frame>
          <draw:rect draw:style-name="gr1" draw:text-style-name="P1" draw:layer="layout" svg:width="7.751cm" svg:height="1.993cm" svg:x="21.451cm" svg:y="18.547cm">
            <text:p text:style-name="P2"/>
          </draw:rect>
          <draw:line draw:style-name="gr4" draw:text-style-name="P1" draw:layer="layout" svg:x1="21.451cm" svg:y1="19.804cm" svg:x2="29.202cm" svg:y2="19.804cm">
            <text:p text:style-name="P2"/>
          </draw:line>
          <draw:line draw:style-name="gr4" draw:text-style-name="P1" draw:layer="layout" svg:x1="21.451cm" svg:y1="19.182cm" svg:x2="29.202cm" svg:y2="19.182cm">
            <text:p text:style-name="P2"/>
          </draw:line>
          <draw:frame draw:style-name="gr5" draw:text-style-name="P3" draw:layer="layout" svg:width="7.751cm" svg:height="0.738cm" svg:x="21.451cm" svg:y="18.547cm">
            <draw:text-box>
              <text:p text:style-name="P2"><text:span text:style-name="T2">RISE</text:span><text:span text:style-name="T1"> – Decode Stage</text:span></text:p>
            </draw:text-box>
          </draw:frame>
          <draw:line draw:style-name="gr4" draw:text-style-name="P1" draw:layer="layout" svg:x1="27.454cm" svg:y1="19.804cm" svg:x2="27.454cm" svg:y2="20.54cm">
            <text:p text:style-name="P2"/>
          </draw:line>
          <draw:frame draw:style-name="gr29" draw:text-style-name="P2" draw:layer="layout" svg:width="4.404cm" svg:height="0.734cm" svg:x="21.451cm" svg:y="19.806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2cm" svg:y="19.092cm">
            <draw:text-box>
              <text:p text:style-name="P2"><text:span text:style-name="T1">CW, JL, HT, US</text:span></text:p>
            </draw:text-box>
          </draw:frame>
        </draw:g>
        <draw:frame draw:style-name="gr37" draw:text-style-name="P13" draw:layer="layout" svg:width="11.05cm" svg:height="3.431cm" svg:x="17.933cm" svg:y="5.832cm">
          <draw:text-box>
            <text:p text:style-name="P15"><text:span text:style-name="T4">Notes:</text:span></text:p>
            <text:p text:style-name="P15"><text:span text:style-name="T4">The decode stage checks if all registers are valid and can be read. A register is valid if it is not in use by an already pending instruction in the pipeline. This is indicated by a lock bit which is set by the instruction decode stage when the instruction enters the pipeline. If a register is not ready then the pipeline is stalled.</text:span></text:p>
            <text:p text:style-name="P15"><text:span text:style-name="T4">The lock bit is cleared again in the writeback stage.</text:span></text:p>
            <text:p text:style-name="P15"><text:span text:style-name="T4"/></text:p>
            <text:p text:style-name="P15"><text:span text:style-name="T4">Furthermore the decode stage checks if the status register is ready. It is ready when the instruction before this instructions before has updated the status register. If the instructions before do not modify the SR no stall is necessary.</text:span></text:p>
          </draw:text-box>
          <draw:glue-point draw:id="4" svg:x="-0.417cm" svg:y="5.001cm"/>
        </draw:frame>
        <draw:connector draw:style-name="gr11" draw:text-style-name="P1" draw:layer="layout" svg:x1="10.663cm" svg:y1="11.317cm" svg:x2="11.608cm" svg:y2="11.32cm" draw:start-shape="id107" draw:start-glue-point="1" draw:end-shape="id75" draw:end-glue-point="7">
          <text:p text:style-name="P2"/>
        </draw:connector>
        <draw:frame draw:style-name="gr19" draw:text-style-name="P6" draw:id="id107" draw:layer="layout" svg:width="1.74cm" svg:height="0.709cm" svg:x="8.923cm" svg:y="10.963cm">
          <draw:text-box>
            <text:p text:style-name="P2"><text:span text:style-name="T4">Lock Flag Register</text:span></text:p>
          </draw:text-box>
        </draw:frame>
      </draw:page>
      <draw:page draw:name="Execute Stage" draw:style-name="dp1" draw:master-page-name="Default">
        <draw:custom-shape draw:style-name="gr14" draw:text-style-name="P5" draw:layer="layout" svg:width="12.7cm" svg:height="0.635cm" draw:transform="rotate (1.5707963267946) translate (4.521cm 16.193cm)">
          <text:p text:style-name="P2"/>
          <draw:enhanced-geometry svg:viewBox="0 0 21600 21600" draw:type="rectangle" draw:enhanced-path="M 0 0 L 21600 0 21600 21600 0 21600 0 0 Z N"/>
        </draw:custom-shape>
        <draw:frame draw:style-name="gr12" draw:text-style-name="P7" draw:layer="layout" svg:width="1.421cm" svg:height="0.64cm" svg:x="4.065cm" svg:y="2.858cm">
          <draw:text-box>
            <text:p text:style-name="P2"><text:span text:style-name="T3">ID/EX</text:span></text:p>
          </draw:text-box>
        </draw:frame>
        <draw:custom-shape draw:style-name="gr15" draw:text-style-name="P8" draw:id="id116" draw:layer="layout" svg:width="1.27cm" svg:height="0.635cm" draw:transform="rotate (1.5707963267946) translate (4.521cm 6.033cm)">
          <text:p text:style-name="P4"><text:span text:style-name="T4">#PC</text:span></text:p>
          <draw:enhanced-geometry svg:viewBox="0 0 21600 21600" draw:type="rectangle" draw:enhanced-path="M 0 0 L 21600 0 21600 21600 0 21600 0 0 Z N"/>
        </draw:custom-shape>
        <draw:custom-shape draw:style-name="gr15" draw:text-style-name="P8" draw:id="id114" draw:layer="layout" svg:width="1.905cm" svg:height="0.635cm" draw:transform="rotate (1.5707963267946) translate (4.521cm 7.938cm)">
          <text:p text:style-name="P4"><text:span text:style-name="T4">5-Bit Opcode</text:span></text:p>
          <draw:enhanced-geometry svg:viewBox="0 0 21600 21600" draw:type="rectangle" draw:enhanced-path="M 0 0 L 21600 0 21600 21600 0 21600 0 0 Z N"/>
        </draw:custom-shape>
        <draw:custom-shape draw:style-name="gr15" draw:text-style-name="P8" draw:id="id117" draw:layer="layout" svg:width="1.905cm" svg:height="0.635cm" draw:transform="rotate (1.5707963267946) translate (4.521cm 9.843cm)">
          <text:p text:style-name="P4"><text:span text:style-name="T4">3-Bit Cond</text:span></text:p>
          <draw:enhanced-geometry svg:viewBox="0 0 21600 21600" draw:type="rectangle" draw:enhanced-path="M 0 0 L 21600 0 21600 21600 0 21600 0 0 Z N"/>
        </draw:custom-shape>
        <draw:custom-shape draw:style-name="gr15" draw:text-style-name="P8" draw:id="id112" draw:layer="layout" svg:width="1.28cm" svg:height="0.635cm" draw:transform="rotate (1.5707963267946) translate (4.521cm 12.383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113" draw:layer="layout" svg:width="1.27cm" svg:height="0.635cm" draw:transform="rotate (1.5707963267946) translate (4.521cm 13.653cm)">
          <text:p text:style-name="P4"><text:span text:style-name="T4">#rZ</text:span></text:p>
          <draw:enhanced-geometry svg:viewBox="0 0 21600 21600" draw:type="rectangle" draw:enhanced-path="M 0 0 L 21600 0 21600 21600 0 21600 0 0 Z N"/>
        </draw:custom-shape>
        <draw:custom-shape draw:style-name="gr15" draw:text-style-name="P8" draw:id="id110" draw:layer="layout" svg:width="1.27cm" svg:height="0.635cm" draw:transform="rotate (1.5707963267946) translate (4.521cm 14.923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custom-shape draw:style-name="gr15" draw:text-style-name="P8" draw:id="id108" draw:layer="layout" svg:width="1.27cm" svg:height="0.635cm" draw:transform="rotate (1.5707963267946) translate (4.521cm 16.193cm)">
          <text:p text:style-name="P4"><text:span text:style-name="T4">#IMM16</text:span></text:p>
          <draw:enhanced-geometry svg:viewBox="0 0 21600 21600" draw:type="rectangle" draw:enhanced-path="M 0 0 L 21600 0 21600 21600 0 21600 0 0 Z N"/>
        </draw:custom-shape>
        <draw:g draw:id="id109">
          <draw:glue-point draw:id="4" svg:x="-4.845cm" svg:y="-4.058cm"/>
          <draw:glue-point draw:id="5" svg:x="-4.845cm" svg:y="-2.066cm"/>
          <draw:glue-point draw:id="6" svg:x="5cm" svg:y="-2.066cm"/>
          <draw:path draw:style-name="gr9" draw:text-style-name="P1" draw:layer="layout" svg:width="1.54cm" svg:height="0.959cm" draw:transform="rotate (3.1415926535892) translate (9.193cm 17.362cm)" svg:viewBox="0 0 1541 960" svg:d="m307 640c0 108 0 214 0 319 0-107 0-213 0-319-102 0-203 0-307 0 104 0 205 0 307 0-104 0-205 0-307 0 0-213 0-425 0-640 514 0 1026 0 1540 0-514 0-1026 0-1540 0 0 213 0 425 0 640 0-213 0-425 0-640 514 0 1026 0 1540 0 0 213 0 425 0 640 0-213 0-425 0-640 0 213 0 425 0 640-102 0-203 0-307 0 102 0 203 0 307 0-102 0-203 0-307 0 0 106 0 212 0 319 0-105 0-211 0-319 0 106 0 212 0 319-310 0-618 0-926 0z">
            <text:p text:style-name="P2"/>
          </draw:path>
          <draw:path draw:style-name="gr9" draw:text-style-name="P1" draw:layer="layout" svg:width="1.54cm" svg:height="1.601cm" svg:x="7.653cm" svg:y="14.802cm" svg:viewBox="0 0 1541 1602" svg:d="m0 0c514 0 1026 0 1540 0 0 534 0 1067 0 1601-514 0-1026 0-1540 0 0-533 0-1066 0-1601z">
            <text:p text:style-name="P2"/>
          </draw:path>
          <draw:frame draw:style-name="gr21" draw:text-style-name="P8" draw:id="id119" draw:layer="layout" svg:width="1.54cm" svg:height="0.573cm" svg:x="7.639cm" svg:y="16.743cm">
            <draw:text-box>
              <text:p text:style-name="P4"><text:span text:style-name="T4">MUX</text:span></text:p>
            </draw:text-box>
          </draw:frame>
        </draw:g>
        <draw:connector draw:style-name="gr11" draw:text-style-name="P1" draw:layer="layout" draw:line-skew="-0.434cm" svg:x1="5.156cm" svg:y1="15.558cm" svg:x2="7.664cm" svg:y2="15.554cm" draw:start-shape="id108" draw:start-glue-point="1" draw:end-shape="id109" draw:end-glue-point="5">
          <text:p text:style-name="P2"/>
        </draw:connector>
        <draw:connector draw:style-name="gr11" draw:text-style-name="P1" draw:layer="layout" svg:x1="5.156cm" svg:y1="14.288cm" svg:x2="7.664cm" svg:y2="15.044cm" draw:start-shape="id110" draw:start-glue-point="1" draw:end-shape="id109" draw:end-glue-point="4">
          <text:p text:style-name="P2"/>
        </draw:connector>
        <draw:connector draw:style-name="gr11" draw:text-style-name="P1" draw:layer="layout" svg:x1="9.193cm" svg:y1="15.554cm" svg:x2="13.103cm" svg:y2="14.362cm" draw:start-shape="id109" draw:start-glue-point="6" draw:end-shape="id111" draw:end-glue-point="8">
          <text:p text:style-name="P2"/>
        </draw:connector>
        <draw:connector draw:style-name="gr11" draw:text-style-name="P1" draw:layer="layout" draw:line-skew="-1.976cm" svg:x1="5.156cm" svg:y1="11.743cm" svg:x2="13.103cm" svg:y2="13.088cm" draw:start-shape="id112" draw:start-glue-point="1" draw:end-shape="id111" draw:end-glue-point="3">
          <text:p text:style-name="P2"/>
        </draw:connector>
        <draw:connector draw:style-name="gr11" draw:text-style-name="P1" draw:layer="layout" draw:line-skew="-2.741cm" svg:x1="5.156cm" svg:y1="13.018cm" svg:x2="13.103cm" svg:y2="13.512cm" draw:start-shape="id113" draw:start-glue-point="1" draw:end-shape="id111" draw:end-glue-point="6">
          <text:p text:style-name="P2"/>
        </draw:connector>
        <draw:rect draw:style-name="gr16" draw:text-style-name="P5" draw:id="id115" draw:layer="layout" svg:width="1.27cm" svg:height="0.635cm" svg:x="5.513cm" svg:y="16.743cm">
          <draw:glue-point draw:id="4" svg:x="-5cm" svg:y="-2.496cm"/>
          <draw:glue-point draw:id="5" svg:x="-5cm" svg:y="2.503cm"/>
          <text:p text:style-name="P4"><text:span text:style-name="T3">Comb</text:span></text:p>
        </draw:rect>
        <draw:connector draw:style-name="gr11" draw:text-style-name="P1" draw:layer="layout" draw:line-skew="-1.117cm 0.055cm" svg:x1="4.521cm" svg:y1="6.985cm" svg:x2="6.148cm" svg:y2="17.378cm" draw:start-shape="id114" draw:start-glue-point="3" draw:end-shape="id115" draw:end-glue-point="2">
          <text:p text:style-name="P2"/>
        </draw:connector>
        <draw:connector draw:style-name="gr11" draw:text-style-name="P1" draw:layer="layout" draw:line-skew="-1.627cm 3.07cm" svg:x1="4.521cm" svg:y1="5.398cm" svg:x2="15.652cm" svg:y2="14.873cm" draw:start-shape="id116" draw:start-glue-point="3" draw:end-shape="id111" draw:end-glue-point="10">
          <text:p text:style-name="P2"/>
        </draw:connector>
        <draw:connector draw:style-name="gr11" draw:text-style-name="P1" draw:layer="layout" draw:line-skew="-0.106cm" svg:x1="5.156cm" svg:y1="8.89cm" svg:x2="13.173cm" svg:y2="10.17cm" draw:start-shape="id117" draw:start-glue-point="1" draw:end-shape="id118" draw:end-glue-point="5">
          <text:p text:style-name="P2"/>
        </draw:connector>
        <draw:custom-shape draw:style-name="gr14" draw:text-style-name="P5" draw:layer="layout" svg:width="12.065cm" svg:height="0.635cm" draw:transform="rotate (1.5707963267946) translate (22.251cm 15.513cm)">
          <text:p text:style-name="P2"/>
          <draw:enhanced-geometry svg:viewBox="0 0 21600 21600" draw:type="rectangle" draw:enhanced-path="M 0 0 L 21600 0 21600 21600 0 21600 0 0 Z N"/>
        </draw:custom-shape>
        <draw:custom-shape draw:style-name="gr15" draw:text-style-name="P8" draw:id="id124" draw:layer="layout" svg:width="1.587cm" svg:height="0.635cm" draw:transform="rotate (1.5707963267946) translate (22.251cm 8.528cm)">
          <draw:glue-point draw:id="4" svg:x="-5.007cm" svg:y="0.812cm"/>
          <text:p text:style-name="P4"><text:span text:style-name="T4">ALU OP1</text:span></text:p>
          <draw:enhanced-geometry svg:viewBox="0 0 21600 21600" draw:type="rectangle" draw:enhanced-path="M 0 0 L 21600 0 21600 21600 0 21600 0 0 Z N"/>
        </draw:custom-shape>
        <draw:custom-shape draw:style-name="gr15" draw:text-style-name="P8" draw:id="id122" draw:layer="layout" svg:width="1.27cm" svg:height="0.635cm" draw:transform="rotate (1.5707963267946) translate (22.251cm 9.798cm)">
          <text:p text:style-name="P4"><text:span text:style-name="T4">#REG</text:span></text:p>
          <draw:enhanced-geometry svg:viewBox="0 0 21600 21600" draw:type="rectangle" draw:enhanced-path="M 0 0 L 21600 0 21600 21600 0 21600 0 0 Z N"/>
        </draw:custom-shape>
        <draw:custom-shape draw:style-name="gr15" draw:text-style-name="P8" draw:id="id121" draw:layer="layout" svg:width="1.269cm" svg:height="0.635cm" draw:transform="rotate (1.5707963267946) translate (22.251cm 11.067cm)">
          <text:p text:style-name="P4"><text:span text:style-name="T4">#ALU</text:span></text:p>
          <draw:enhanced-geometry svg:viewBox="0 0 21600 21600" draw:type="rectangle" draw:enhanced-path="M 0 0 L 21600 0 21600 21600 0 21600 0 0 Z N"/>
        </draw:custom-shape>
        <draw:custom-shape draw:style-name="gr15" draw:text-style-name="P8" draw:id="id130" draw:layer="layout" svg:width="1.27cm" svg:height="0.635cm" draw:transform="rotate (1.5707963267946) translate (22.251cm 12.338cm)">
          <text:p text:style-name="P4"><text:span text:style-name="T4">DREG</text:span></text:p>
          <draw:enhanced-geometry svg:viewBox="0 0 21600 21600" draw:type="rectangle" draw:enhanced-path="M 0 0 L 21600 0 21600 21600 0 21600 0 0 Z N"/>
        </draw:custom-shape>
        <draw:custom-shape draw:style-name="gr15" draw:text-style-name="P8" draw:id="id120" draw:layer="layout" svg:width="1.27cm" svg:height="0.635cm" draw:transform="rotate (1.5707963267946) translate (4.521cm 4.763cm)">
          <text:p text:style-name="P4"><text:span text:style-name="T4">#SR</text:span></text:p>
          <draw:enhanced-geometry svg:viewBox="0 0 21600 21600" draw:type="rectangle" draw:enhanced-path="M 0 0 L 21600 0 21600 21600 0 21600 0 0 Z N"/>
        </draw:custom-shape>
        <draw:connector draw:style-name="gr11" draw:text-style-name="P1" draw:layer="layout" svg:x1="6.783cm" svg:y1="17.06cm" svg:x2="7.639cm" svg:y2="17.029cm" draw:start-shape="id115" draw:start-glue-point="1" draw:end-shape="id119" draw:end-glue-point="3">
          <text:p text:style-name="P2"/>
        </draw:connector>
        <draw:custom-shape draw:style-name="gr15" draw:text-style-name="P8" draw:id="id128" draw:layer="layout" svg:width="1.28cm" svg:height="0.635cm" draw:transform="rotate (1.5707963267946) translate (4.522cm 11.103cm)">
          <draw:glue-point draw:id="4" svg:x="4.992cm" svg:y="0.9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404cm" svg:x1="5.156cm" svg:y1="4.128cm" svg:x2="13.173cm" svg:y2="9.407cm" draw:start-shape="id120" draw:start-glue-point="1" draw:end-shape="id118" draw:end-glue-point="4">
          <text:p text:style-name="P2"/>
        </draw:connector>
        <draw:custom-shape draw:style-name="gr15" draw:text-style-name="P8" draw:layer="layout" svg:width="1.269cm" svg:height="0.635cm" draw:transform="rotate (1.5707963267946) translate (22.251cm 13.577cm)">
          <text:p text:style-name="P4"><text:span text:style-name="T4">#LR</text:span></text:p>
          <draw:enhanced-geometry svg:viewBox="0 0 21600 21600" draw:type="rectangle" draw:enhanced-path="M 0 0 L 21600 0 21600 21600 0 21600 0 0 Z N"/>
        </draw:custom-shape>
        <draw:connector draw:style-name="gr11" draw:text-style-name="P1" draw:layer="layout" draw:line-skew="-0.494cm" svg:x1="16.673cm" svg:y1="12.664cm" svg:x2="22.251cm" svg:y2="10.432cm" draw:start-shape="id111" draw:start-glue-point="13" draw:end-shape="id121" draw:end-glue-point="3">
          <text:p text:style-name="P2"/>
        </draw:connector>
        <draw:connector draw:style-name="gr11" draw:text-style-name="P1" draw:layer="layout" draw:line-skew="-1.004cm" svg:x1="16.673cm" svg:y1="11.984cm" svg:x2="22.251cm" svg:y2="9.163cm" draw:start-shape="id111" draw:start-glue-point="14" draw:end-shape="id122" draw:end-glue-point="3">
          <text:p text:style-name="P2"/>
        </draw:connector>
        <draw:connector draw:style-name="gr11" draw:text-style-name="P1" draw:layer="layout" svg:x1="16.673cm" svg:y1="7.862cm" svg:x2="22.251cm" svg:y2="7.862cm" draw:start-shape="id123" draw:start-glue-point="7" draw:end-shape="id124" draw:end-glue-point="4">
          <text:p text:style-name="P2"/>
        </draw:connector>
        <draw:connector draw:style-name="gr11" draw:text-style-name="P1" draw:layer="layout" draw:line-skew="0.276cm" svg:x1="16.673cm" svg:y1="14.362cm" svg:x2="22.251cm" svg:y2="12.972cm" draw:start-shape="id111" draw:start-glue-point="15">
          <text:p text:style-name="P2"/>
        </draw:connector>
        <draw:frame draw:style-name="gr19" draw:text-style-name="P6" draw:id="id126" draw:layer="layout" svg:width="1.905cm" svg:height="0.369cm" draw:transform="rotate (1.5707963267946) translate (18.514cm 3.443cm)">
          <draw:text-box>
            <text:p text:style-name="P2"><text:span text:style-name="T4">BRANCH</text:span></text:p>
          </draw:text-box>
        </draw:frame>
        <draw:connector draw:style-name="gr4" draw:text-style-name="P1" draw:layer="layout" svg:x1="16.673cm" svg:y1="5.029cm" svg:x2="18.698cm" svg:y2="3.443cm" draw:start-shape="id125" draw:start-glue-point="6" draw:end-shape="id126" draw:end-glue-point="3">
          <text:p text:style-name="P2"/>
        </draw:connector>
        <draw:custom-shape draw:style-name="gr15" draw:text-style-name="P8" draw:id="id127" draw:layer="layout" svg:width="1.587cm" svg:height="0.635cm" draw:transform="rotate (1.5707963267946) translate (22.251cm 6.941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271cm" svg:x1="16.673cm" svg:y1="7.044cm" svg:x2="22.251cm" svg:y2="6.147cm" draw:start-shape="id123" draw:start-glue-point="6" draw:end-shape="id127" draw:end-glue-point="3">
          <text:p text:style-name="P2"/>
        </draw:connector>
        <draw:rect draw:style-name="gr16" draw:text-style-name="P5" draw:id="id111" draw:layer="layout" svg:width="3.57cm" svg:height="3.57cm" svg:x="13.103cm" svg:y="11.303cm">
          <draw:glue-point draw:id="4" svg:x="-5cm" svg:y="-2.496cm"/>
          <draw:glue-point draw:id="5" svg:x="-5cm" svg:y="2.503cm"/>
          <draw:glue-point draw:id="6" svg:x="-5cm" svg:y="1.19cm"/>
          <draw:glue-point draw:id="7" svg:x="-5cm" svg:y="-1.19cm"/>
          <draw:glue-point draw:id="8" svg:x="-5cm" svg:y="3.571cm"/>
          <draw:glue-point draw:id="9" svg:x="-5cm" svg:y="-3.095cm"/>
          <draw:glue-point draw:id="10" svg:x="2.142cm" svg:y="5cm"/>
          <draw:glue-point draw:id="11" svg:x="-2.619cm" svg:y="5cm"/>
          <draw:glue-point draw:id="12" svg:x="5cm" svg:y="1.666cm"/>
          <draw:glue-point draw:id="13" svg:x="5cm" svg:y="-1.19cm"/>
          <draw:glue-point draw:id="14" svg:x="5cm" svg:y="-3.095cm"/>
          <draw:glue-point draw:id="15" svg:x="5cm" svg:y="3.571cm"/>
          <text:p text:style-name="P4"><text:span text:style-name="T3">ALU</text:span></text:p>
        </draw:rect>
        <draw:rect draw:style-name="gr16" draw:text-style-name="P5" draw:id="id118" draw:layer="layout" svg:width="3.57cm" svg:height="1.53cm" svg:x="13.173cm" svg:y="9.023cm">
          <draw:glue-point draw:id="4" svg:x="-5cm" svg:y="-2.496cm"/>
          <draw:glue-point draw:id="5" svg:x="-5cm" svg:y="2.503cm"/>
          <text:p text:style-name="P4"><text:span text:style-name="T3">Check</text:span></text:p>
          <text:p text:style-name="P4"><text:span text:style-name="T3">Condition</text:span></text:p>
        </draw:rect>
        <draw:rect draw:style-name="gr16" draw:text-style-name="P5" draw:id="id123" draw:layer="layout" svg:width="3.48cm" svg:height="1.53cm" svg:x="13.193cm" svg:y="6.703cm">
          <draw:glue-point draw:id="4" svg:x="-5cm" svg:y="-2.496cm"/>
          <draw:glue-point draw:id="5" svg:x="-5cm" svg:y="2.503cm"/>
          <draw:glue-point draw:id="6" svg:x="5cm" svg:y="-2.777cm"/>
          <draw:glue-point draw:id="7" svg:x="5cm" svg:y="2.581cm"/>
          <text:p text:style-name="P4"><text:span text:style-name="T3">Analyze</text:span></text:p>
          <text:p text:style-name="P4"><text:span text:style-name="T3">Opcode</text:span></text:p>
        </draw:rect>
        <draw:rect draw:style-name="gr16" draw:text-style-name="P5" draw:id="id125" draw:layer="layout" svg:width="3.48cm" svg:height="1.655cm" svg:x="13.193cm" svg:y="4.563cm">
          <draw:glue-point draw:id="4" svg:x="-5cm" svg:y="-2.496cm"/>
          <draw:glue-point draw:id="5" svg:x="-5cm" svg:y="2.503cm"/>
          <draw:glue-point draw:id="6" svg:x="5cm" svg:y="-2.187cm"/>
          <draw:glue-point draw:id="7" svg:x="5cm" svg:y="2.948cm"/>
          <text:p text:style-name="P4"><text:span text:style-name="T3">Branch</text:span></text:p>
          <text:p text:style-name="P4"><text:span text:style-name="T3">Detection</text:span></text:p>
        </draw:rect>
        <draw:connector draw:style-name="gr11" draw:text-style-name="P1" draw:layer="layout" draw:line-skew="-1.467cm" svg:x1="5.155cm" svg:y1="10.582cm" svg:x2="13.103cm" svg:y2="12.664cm" draw:start-shape="id128" draw:start-glue-point="4" draw:end-shape="id111" draw:end-glue-point="7">
          <text:p text:style-name="P2"/>
        </draw:connector>
        <draw:connector draw:style-name="gr11" draw:text-style-name="P1" draw:layer="layout" draw:line-skew="-1.117cm 2.56cm" svg:x1="4.521cm" svg:y1="6.985cm" svg:x2="13.954cm" svg:y2="14.873cm" draw:start-shape="id114" draw:start-glue-point="3" draw:end-shape="id111" draw:end-glue-point="11">
          <text:p text:style-name="P2"/>
        </draw:connector>
        <draw:connector draw:style-name="gr11" draw:text-style-name="P1" draw:layer="layout" svg:x1="14.958cm" svg:y1="9.023cm" svg:x2="14.933cm" svg:y2="8.233cm" draw:start-shape="id118" draw:start-glue-point="0" draw:end-shape="id123" draw:end-glue-point="2">
          <text:p text:style-name="P2"/>
        </draw:connector>
        <draw:connector draw:style-name="gr11" draw:text-style-name="P1" draw:layer="layout" draw:line-skew="1.209cm" svg:x1="5.156cm" svg:y1="6.985cm" svg:x2="13.193cm" svg:y2="7.468cm" draw:start-shape="id114" draw:start-glue-point="1" draw:end-shape="id123" draw:end-glue-point="3">
          <text:p text:style-name="P2"/>
        </draw:connector>
        <draw:connector draw:style-name="gr11" draw:text-style-name="P1" draw:layer="layout" draw:line-skew="1.458cm" svg:x1="5.157cm" svg:y1="6.986cm" svg:x2="13.193cm" svg:y2="4.977cm" draw:end-shape="id125" draw:end-glue-point="4">
          <text:p text:style-name="P2"/>
        </draw:connector>
        <draw:connector draw:style-name="gr4" draw:text-style-name="P1" draw:layer="layout" svg:x1="16.673cm" svg:y1="5.877cm" svg:x2="19.237cm" svg:y2="3.443cm" draw:start-shape="id125" draw:start-glue-point="7" draw:end-shape="id129" draw:end-glue-point="3">
          <text:p text:style-name="P2"/>
        </draw:connector>
        <draw:frame draw:style-name="gr19" draw:text-style-name="P6" draw:id="id129" draw:layer="layout" svg:width="2.34cm" svg:height="0.369cm" draw:transform="rotate (1.5707963267946) translate (19.053cm 3.443cm)">
          <draw:text-box>
            <text:p text:style-name="P2"><text:span text:style-name="T4">CLEAR_OUT</text:span></text:p>
          </draw:text-box>
        </draw:frame>
        <draw:connector draw:style-name="gr11" draw:text-style-name="P1" draw:layer="layout" svg:x1="16.673cm" svg:y1="13.682cm" svg:x2="22.251cm" svg:y2="11.703cm" draw:start-shape="id111" draw:start-glue-point="12" draw:end-shape="id130" draw:end-glue-point="3">
          <text:p text:style-name="P2"/>
        </draw:connector>
        <draw:connector draw:style-name="gr11" draw:text-style-name="P1" draw:layer="layout" draw:line-skew="2.649cm" svg:x1="5.155cm" svg:y1="10.582cm" svg:x2="13.193cm" svg:y2="5.804cm" draw:end-shape="id125" draw:end-glue-point="5">
          <text:p text:style-name="P2"/>
        </draw:connector>
        <draw:rect draw:style-name="gr1" draw:text-style-name="P1" draw:layer="layout" svg:width="28.778cm" svg:height="20.114cm" svg:x="0.423cm" svg:y="0.425cm">
          <text:p text:style-name="P2"/>
        </draw:rect>
        <draw:g>
          <draw:frame draw:style-name="gr2" draw:text-style-name="P3" draw:layer="layout" svg:width="1.095cm" svg:height="0.725cm" svg:x="27.744cm" svg:y="19.818cm">
            <draw:text-box>
              <text:p text:style-name="P2"><text:span text:style-name="T1">1/1</text:span></text:p>
            </draw:text-box>
          </draw:frame>
          <draw:rect draw:style-name="gr1" draw:text-style-name="P1" draw:layer="layout" svg:width="7.751cm" svg:height="1.993cm" svg:x="21.452cm" svg:y="18.548cm">
            <text:p text:style-name="P2"/>
          </draw:rect>
          <draw:line draw:style-name="gr4" draw:text-style-name="P1" draw:layer="layout" svg:x1="21.452cm" svg:y1="19.805cm" svg:x2="29.203cm" svg:y2="19.805cm">
            <text:p text:style-name="P2"/>
          </draw:line>
          <draw:line draw:style-name="gr4" draw:text-style-name="P1" draw:layer="layout" svg:x1="21.452cm" svg:y1="19.183cm" svg:x2="29.203cm" svg:y2="19.183cm">
            <text:p text:style-name="P2"/>
          </draw:line>
          <draw:frame draw:style-name="gr5" draw:text-style-name="P3" draw:layer="layout" svg:width="7.751cm" svg:height="0.738cm" svg:x="21.452cm" svg:y="18.548cm">
            <draw:text-box>
              <text:p text:style-name="P2"><text:span text:style-name="T2">RISE</text:span><text:span text:style-name="T1"> – Execute Stage</text:span></text:p>
            </draw:text-box>
          </draw:frame>
          <draw:line draw:style-name="gr4" draw:text-style-name="P1" draw:layer="layout" svg:x1="27.455cm" svg:y1="19.805cm" svg:x2="27.455cm" svg:y2="20.541cm">
            <text:p text:style-name="P2"/>
          </draw:line>
          <draw:frame draw:style-name="gr29" draw:text-style-name="P2" draw:layer="layout" svg:width="4.404cm" svg:height="0.734cm" svg:x="21.452cm" svg:y="19.807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3cm" svg:y="19.093cm">
            <draw:text-box>
              <text:p text:style-name="P2"><text:span text:style-name="T1">CW, JL, HT, US</text:span></text:p>
            </draw:text-box>
          </draw:frame>
        </draw:g>
        <draw:frame draw:style-name="gr37" draw:text-style-name="P13" draw:layer="layout" svg:width="11.05cm" svg:height="2.925cm" svg:x="6.373cm" svg:y="0.732cm">
          <draw:text-box>
            <text:p text:style-name="P15"><text:span text:style-name="T4">Notes:</text:span></text:p>
            <text:p text:style-name="P15"><text:span text:style-name="T4">The execution stage checks if there is a branch. If there is a branch it clears the previous two pipeline stages and updates the programm counter in the register file.</text:span></text:p>
          </draw:text-box>
          <draw:glue-point draw:id="4" svg:x="-0.417cm" svg:y="5.001cm"/>
        </draw:frame>
      </draw:page>
      <draw:page draw:name="page5" draw:style-name="dp1" draw:master-page-name="Default">
        <draw:rect draw:style-name="gr1" draw:text-style-name="P1" draw:layer="layout" svg:width="28.778cm" svg:height="20.026cm" svg:x="0.423cm" svg:y="0.424cm">
          <text:p text:style-name="P2"/>
        </draw:rect>
        <draw:rect draw:style-name="gr1" draw:text-style-name="P1" draw:layer="layout" svg:width="7.751cm" svg:height="1.905cm" svg:x="21.45cm" svg:y="18.545cm">
          <text:p text:style-name="P2"/>
        </draw:rect>
        <draw:line draw:style-name="gr4" draw:text-style-name="P1" draw:layer="layout" svg:x1="21.45cm" svg:y1="19.815cm" svg:x2="29.201cm" svg:y2="19.815cm">
          <text:p text:style-name="P2"/>
        </draw:line>
        <draw:line draw:style-name="gr4" draw:text-style-name="P1" draw:layer="layout" svg:x1="21.45cm" svg:y1="19.18cm" svg:x2="29.201cm" svg:y2="19.18cm">
          <text:p text:style-name="P2"/>
        </draw:line>
        <draw:frame draw:style-name="gr5" draw:text-style-name="P3" draw:layer="layout" svg:width="7.751cm" svg:height="0.738cm" svg:x="21.45cm" svg:y="18.545cm">
          <draw:text-box>
            <text:p text:style-name="P2"><text:span text:style-name="T2">RISE</text:span><text:span text:style-name="T1"> - Notes</text:span></text:p>
          </draw:text-box>
        </draw:frame>
        <draw:line draw:style-name="gr4" draw:text-style-name="P1" draw:layer="layout" svg:x1="27.426cm" svg:y1="19.815cm" svg:x2="27.426cm" svg:y2="20.45cm">
          <text:p text:style-name="P2"/>
        </draw:line>
        <draw:frame draw:style-name="gr2" draw:text-style-name="P3" draw:layer="layout" svg:width="1.095cm" svg:height="0.725cm" svg:x="27.742cm" svg:y="19.815cm">
          <draw:text-box>
            <text:p text:style-name="P2"><text:span text:style-name="T1">1/2</text:span></text:p>
          </draw:text-box>
        </draw:frame>
        <draw:frame draw:style-name="gr3" draw:text-style-name="P2" draw:layer="layout" svg:width="4.404cm" svg:height="0.725cm" svg:x="21.45cm" svg:y="19.804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9cm">
          <draw:text-box>
            <text:p text:style-name="P2"><text:span text:style-name="T1">Christian Walter</text:span></text:p>
          </draw:text-box>
        </draw:frame>
        <draw:frame draw:style-name="gr40" draw:text-style-name="P19" draw:layer="layout" svg:width="18.024cm" svg:height="4.141cm" svg:x="0.96cm" svg:y="1.058cm">
          <draw:text-box>
            <text:list text:style-name="L2">
              <text:list-item>
                <text:p text:style-name="P16"><text:span text:style-name="T3">Pipeline</text:span></text:p>
              </text:list-item>
            </text:list>
            <text:list text:style-name="L2">
              <text:list-item>
                <text:p text:style-name="P17"><text:span text:style-name="T3">If a write to PC <text:s/>is detected then the branch signal is generated. In this case the content of the pipeline</text:span><text:span text:style-name="T3"><text:line-break/></text:span><text:span text:style-name="T3">in the IF/ID and ID/EX is cleared.</text:span></text:p>
              </text:list-item>
            </text:list>
            <text:list text:style-name="L2">
              <text:list-item>
                <text:p text:style-name="P18"><text:span text:style-name="T3">If a operation is conditional it must be stalled until the previous SR is available in the register file.</text:span></text:p>
              </text:list-item>
            </text:list>
            <text:list text:style-name="L2">
              <text:list-item>
                <text:p text:style-name="P18"><text:span text:style-name="T3">A pipeline stage which stalls its predecessors must change its current output value to NOP because otherweise</text:span><text:span text:style-name="T3"><text:line-break/></text:span><text:span text:style-name="T3">the next stages would execute the current instruction more than once. This is done by asserting the stall_out</text:span><text:span text:style-name="T3"><text:line-break/></text:span><text:span text:style-name="T3">signal.</text:span></text:p>
              </text:list-item>
            </text:list>
            <text:list text:style-name="L2">
              <text:list-item>
                <text:p text:style-name="P18"><text:span text:style-name="T3">If stall_in is asserted a pipeline stage musst hold its current output value. A stalled pipeline stage should not</text:span><text:span text:style-name="T3"><text:line-break/></text:span><text:span text:style-name="T3">consume any resources (locking registers, ...)</text:span></text:p>
              </text:list-item>
            </text:list>
            <text:list text:style-name="L2">
              <text:list-item>
                <text:p text:style-name="P18"><text:span text:style-name="T3">If the clear input signal is asserted the output must be reset to OPCODE_NOP.</text:span></text:p>
              </text:list-item>
            </text:list>
          </draw:text-box>
        </draw:frame>
      </draw:page>
      <draw:page draw:name="Symbols" draw:style-name="dp1" draw:master-page-name="Default">
        <draw:g>
          <draw:rect draw:style-name="gr1" draw:text-style-name="P1" draw:layer="layout" svg:width="28.778cm" svg:height="20.026cm" svg:x="0.423cm" svg:y="0.423cm">
            <text:p text:style-name="P2"/>
          </draw:rect>
          <draw:rect draw:style-name="gr1" draw:text-style-name="P1" draw:layer="layout" svg:width="7.751cm" svg:height="1.905cm" svg:x="21.45cm" svg:y="18.544cm">
            <text:p text:style-name="P2"/>
          </draw:rect>
          <draw:line draw:style-name="gr4" draw:text-style-name="P1" draw:layer="layout" svg:x1="21.45cm" svg:y1="19.814cm" svg:x2="29.201cm" svg:y2="19.814cm">
            <text:p text:style-name="P2"/>
          </draw:line>
          <draw:line draw:style-name="gr4" draw:text-style-name="P1" draw:layer="layout" svg:x1="21.45cm" svg:y1="19.179cm" svg:x2="29.201cm" svg:y2="19.179cm">
            <text:p text:style-name="P2"/>
          </draw:line>
          <draw:frame draw:style-name="gr5" draw:text-style-name="P3" draw:layer="layout" svg:width="7.751cm" svg:height="0.738cm" svg:x="21.45cm" svg:y="18.544cm">
            <draw:text-box>
              <text:p text:style-name="P2"><text:span text:style-name="T2">RISE</text:span><text:span text:style-name="T1"> - Symbols</text:span></text:p>
            </draw:text-box>
          </draw:frame>
          <draw:line draw:style-name="gr4" draw:text-style-name="P1" draw:layer="layout" svg:x1="27.426cm" svg:y1="19.814cm" svg:x2="27.426cm" svg:y2="20.449cm">
            <text:p text:style-name="P2"/>
          </draw:line>
          <draw:frame draw:style-name="gr2" draw:text-style-name="P3" draw:layer="layout" svg:width="1.095cm" svg:height="0.725cm" svg:x="27.742cm" svg:y="19.814cm">
            <draw:text-box>
              <text:p text:style-name="P2"><text:span text:style-name="T1">1/2</text:span></text:p>
            </draw:text-box>
          </draw:frame>
          <draw:frame draw:style-name="gr3" draw:text-style-name="P2" draw:layer="layout" svg:width="4.404cm" svg:height="0.725cm" svg:x="21.45cm" svg:y="19.803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89cm">
            <draw:text-box>
              <text:p text:style-name="P2"><text:span text:style-name="T1">Christian Walter</text:span></text:p>
            </draw:text-box>
          </draw:frame>
        </draw:g>
        <draw:g>
          <draw:glue-point draw:id="4" svg:x="-4.996cm" svg:y="-4cm"/>
          <draw:glue-point draw:id="5" svg:x="-4.996cm" svg:y="-3.5cm"/>
          <draw:glue-point draw:id="6" svg:x="-4.996cm" svg:y="1.5cm"/>
          <draw:glue-point draw:id="7" svg:x="-4.996cm" svg:y="3cm"/>
          <draw:path draw:style-name="gr9" draw:text-style-name="P1" draw:layer="layout" svg:width="1.587cm" svg:height="0.952cm" svg:x="9.821cm" svg:y="8.678cm" svg:viewBox="0 0 1588 953" svg:d="m317 635c0 107 0 212 0 317 0-107 0-212 0-317-105 0-210 0-317 0 107 0 212 0 317 0-107 0-212 0-317 0 0-211 0-422 0-635 529 0 1058 0 1587 0-529 0-1058 0-1587 0 0 211 0 422 0 635 0-211 0-422 0-635 529 0 1058 0 1587 0 0 211 0 422 0 635 0-211 0-213 0 0-105 0-210 0-317 0 105 0 210 0 317 0-105 0-210 0-317 0 0 105 0 210 0 317 0-105 0-210 0-317 0 105 0 210 0 317-319 0-636 0-953 0z">
            <draw:glue-point draw:id="4" svg:x="-4.996cm" svg:y="-0.997cm"/>
            <text:p text:style-name="P2"/>
          </draw:path>
          <draw:path draw:style-name="gr9" draw:text-style-name="P1" draw:layer="layout" svg:width="1.587cm" svg:height="1.588cm" svg:x="9.821cm" svg:y="9.63cm" svg:viewBox="0 0 1588 1589" svg:d="m0 0c529 0 1058 0 1587 0 0 529 0 1058 0 1588-529 0-1058 0-1587 0 0-529 0-1058 0-1588z">
            <draw:glue-point draw:id="4" svg:x="-4.996cm" svg:y="1.801cm"/>
            <draw:glue-point draw:id="5" svg:x="-4.996cm" svg:y="-0.598cm"/>
            <text:p text:style-name="P2"/>
          </draw:path>
          <draw:frame draw:style-name="gr10" draw:text-style-name="P6" draw:layer="layout" svg:width="1.587cm" svg:height="0.569cm" svg:x="9.821cm" svg:y="8.744cm">
            <draw:text-box>
              <text:p text:style-name="P4"><text:span text:style-name="T4">MUX</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dash="Dash_20_2" svg:stroke-width="0cm" draw:marker-start-width="0.2cm" draw:marker-end-width="0.2cm"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559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423cm" fo:margin-bottom="0.461cm" fo:margin-left="0.423cm" fo:margin-right="0.499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meta:initial-creator>Christian Walter</meta:initial-creator>
    <meta:creation-date>2006-11-21T23:14:36</meta:creation-date>
    <dc:creator>Christian Walter</dc:creator>
    <dc:date>2007-01-14T10:39:10</dc:date>
    <dc:language>de-DE</dc:language>
    <meta:editing-cycles>59</meta:editing-cycles>
    <meta:editing-duration>PT15H40M44S</meta:editing-duration>
    <meta:user-defined meta:name="Info 1"/>
    <meta:user-defined meta:name="Info 2"/>
    <meta:user-defined meta:name="Info 3"/>
    <meta:user-defined meta:name="Info 4"/>
    <meta:document-statistic meta:object-count="416"/>
  </office:meta>
</office:document-meta>
</file>